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8028in" style:rel-column-width="8099*"/>
    </style:style>
    <style:style style:name="Таблица2.B" style:family="table-column">
      <style:table-column-properties style:column-width="1.0708in" style:rel-column-width="10804*"/>
    </style:style>
    <style:style style:name="Таблица2.C" style:family="table-column">
      <style:table-column-properties style:column-width="0.9403in" style:rel-column-width="9487*"/>
    </style:style>
    <style:style style:name="Таблица2.D" style:family="table-column">
      <style:table-column-properties style:column-width="3.6813in" style:rel-column-width="37145*"/>
    </style:style>
    <style:style style:name="Таблица2.A1" style:family="table-cell">
      <style:table-cell-properties fo:padding="0in" fo:border="none" style:writing-mode="page"/>
    </style:style>
    <style:style style:name="Таблица2.A2" style:family="table-cell">
      <style:table-cell-properties fo:background-color="#dddddd" fo:padding="0in" fo:border="none" style:writing-mode="page">
        <style:background-image/>
      </style:table-cell-properties>
    </style:style>
    <style:style style:name="Таблица2.A4" style:family="table-cell">
      <style:table-cell-properties fo:background-color="#ffffd7" fo:padding="0in" fo:border="none" style:writing-mode="page">
        <style:background-image/>
      </style:table-cell-properties>
    </style:style>
    <style:style style:name="Таблица2.A8" style:family="table-cell">
      <style:table-cell-properties fo:background-color="#f9dcee" fo:padding="0in" fo:border="none" style:writing-mode="page">
        <style:background-image/>
      </style:table-cell-properties>
    </style:style>
    <style:style style:name="Таблица2.A14" style:family="table-cell">
      <style:table-cell-properties fo:background-color="#fbd5d5" fo:padding="0in" fo:border="none" style:writing-mode="page">
        <style:background-image/>
      </style:table-cell-properties>
    </style:style>
    <style:style style:name="Таблица2.A15" style:family="table-cell">
      <style:table-cell-properties fo:background-color="#d6f9e0" fo:padding="0in" fo:border="none" style:writing-mode="page">
        <style:background-image/>
      </style:table-cell-properties>
    </style:style>
    <style:style style:name="Таблица2.A17" style:family="table-cell">
      <style:table-cell-properties fo:background-color="#f9f3d6" fo:padding="0in" fo:border="none" style:writing-mode="page">
        <style:background-image/>
      </style:table-cell-properties>
    </style:style>
    <style:style style:name="Таблица2.21" style:family="table-row">
      <style:table-row-properties style:min-row-height="0.2681in"/>
    </style:style>
    <style:style style:name="Таблица2.A25" style:family="table-cell">
      <style:table-cell-properties fo:background-color="#effcf6" fo:padding="0in" fo:border="none" style:writing-mode="page">
        <style:background-image/>
      </style:table-cell-properties>
    </style:style>
    <style:style style:name="Таблица2.A32" style:family="table-cell">
      <style:table-cell-properties fo:background-color="#f5f6ff" fo:padding="0in" fo:border="none" style:writing-mode="page">
        <style:background-image/>
      </style:table-cell-properties>
    </style:style>
    <style:style style:name="Таблица2.35" style:family="table-row">
      <style:table-row-properties style:min-row-height="0.309in"/>
    </style:style>
    <style:style style:name="Таблица2.A36" style:family="table-cell">
      <style:table-cell-properties fo:background-color="#fff9f9" fo:padding="0in" fo:border="none" style:writing-mode="page">
        <style:background-image/>
      </style:table-cell-properties>
    </style:style>
    <style:style style:name="Таблица3" style:family="table">
      <style:table-properties style:width="6.4951in" table:align="margins"/>
    </style:style>
    <style:style style:name="Таблица3.A" style:family="table-column">
      <style:table-column-properties style:column-width="0.6486in" style:rel-column-width="6544*"/>
    </style:style>
    <style:style style:name="Таблица3.B" style:family="table-column">
      <style:table-column-properties style:column-width="1.2458in" style:rel-column-width="12570*"/>
    </style:style>
    <style:style style:name="Таблица3.C" style:family="table-column">
      <style:table-column-properties style:column-width="1.2451in" style:rel-column-width="12563*"/>
    </style:style>
    <style:style style:name="Таблица3.D" style:family="table-column">
      <style:table-column-properties style:column-width="3.3556in" style:rel-column-width="33858*"/>
    </style:style>
    <style:style style:name="Таблица3.1" style:family="table-row">
      <style:table-row-properties style:min-row-height="0.3729in"/>
    </style:style>
    <style:style style:name="Таблица3.A1" style:family="table-cell">
      <style:table-cell-properties fo:background-color="#f9dcee" fo:padding="0in" fo:border="none" style:writing-mode="page">
        <style:background-image/>
      </style:table-cell-properties>
    </style:style>
    <style:style style:name="Таблица5" style:family="table">
      <style:table-properties style:width="6.4951in" table:align="margins"/>
    </style:style>
    <style:style style:name="Таблица5.A" style:family="table-column">
      <style:table-column-properties style:column-width="1.7576in" style:rel-column-width="17734*"/>
    </style:style>
    <style:style style:name="Таблица5.B" style:family="table-column">
      <style:table-column-properties style:column-width="4.7375in" style:rel-column-width="47801*"/>
    </style:style>
    <style:style style:name="Таблица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аблица5.7" style:family="table-row">
      <style:table-row-properties style:min-row-height="0.3722in"/>
    </style:style>
    <style:style style:name="Таблица4" style:family="table">
      <style:table-properties style:width="6.0167in" fo:margin-left="-0.0208in" fo:margin-top="0in" fo:margin-bottom="0in" table:align="left" style:writing-mode="page"/>
    </style:style>
    <style:style style:name="Таблица4.A" style:family="table-column">
      <style:table-column-properties style:column-width="0.5014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4.A153" style:family="table-cell">
      <style:table-cell-properties style:vertical-align="bottom" fo:background-color="#f9dcee" fo:padding-left="0.0208in" fo:padding-right="0.0208in" fo:padding-top="0in" fo:padding-bottom="0in" fo:border="none">
        <style:background-image/>
      </style:table-cell-properties>
    </style:style>
    <style:style style:name="Таблица6" style:family="table">
      <style:table-properties style:width="2.9903in" table:align="left"/>
    </style:style>
    <style:style style:name="Таблица6.A" style:family="table-column">
      <style:table-column-properties style:column-width="2.9903in"/>
    </style:style>
    <style:style style:name="Таблица6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71a35ef"/>
    </style:style>
    <style:style style:name="P4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7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text-properties fo:font-size="12pt" fo:font-weight="normal" officeooo:rsid="07ef3fa0" officeooo:paragraph-rsid="07f09960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7178d3a" officeooo:paragraph-rsid="071a35ef"/>
    </style:style>
    <style:style style:name="P11" style:family="paragraph" style:parent-style-name="Table_20_Contents">
      <style:paragraph-properties fo:text-align="center" style:justify-single-word="false"/>
      <style:text-properties fo:font-size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7143565" officeooo:paragraph-rsid="0714356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71a35ef" officeooo:paragraph-rsid="071a35e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71d06aa" officeooo:paragraph-rsid="071d06aa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71d3238" officeooo:paragraph-rsid="071d3238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72078f7" officeooo:paragraph-rsid="072078f7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7214862" officeooo:paragraph-rsid="07214862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7221a0d" officeooo:paragraph-rsid="07221a0d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723635d" officeooo:paragraph-rsid="0723635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741df70" officeooo:paragraph-rsid="0741df70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7593657" officeooo:paragraph-rsid="07593657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75d5ae3" officeooo:paragraph-rsid="075d5ae3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7612545" officeooo:paragraph-rsid="07612545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7630140" officeooo:paragraph-rsid="07630140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7643775" officeooo:paragraph-rsid="07643775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7865144" officeooo:paragraph-rsid="07865144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7865144" officeooo:paragraph-rsid="07f09960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7884bd3" officeooo:paragraph-rsid="07884bd3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7884bd3" officeooo:paragraph-rsid="07f09960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7884c4f" officeooo:paragraph-rsid="07884c4f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7884c4f" officeooo:paragraph-rsid="07f09960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788754a" officeooo:paragraph-rsid="0788754a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788754a" officeooo:paragraph-rsid="07f09960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7f09960" officeooo:paragraph-rsid="07f09960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7f43dba" officeooo:paragraph-rsid="07f43dba"/>
    </style:style>
    <style:style style:name="P3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text-properties officeooo:rsid="06c2606f" officeooo:paragraph-rsid="06c2606f"/>
    </style:style>
    <style:style style:name="P39" style:family="paragraph" style:parent-style-name="Text_20_body">
      <style:text-properties officeooo:rsid="06cf54f3" officeooo:paragraph-rsid="06e152bc"/>
    </style:style>
    <style:style style:name="P40" style:family="paragraph" style:parent-style-name="Text_20_body">
      <style:text-properties officeooo:rsid="06d111d4" officeooo:paragraph-rsid="06d111d4"/>
    </style:style>
    <style:style style:name="P41" style:family="paragraph" style:parent-style-name="Text_20_body">
      <style:text-properties officeooo:rsid="06d111d4" officeooo:paragraph-rsid="06d3ac65"/>
    </style:style>
    <style:style style:name="P4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paragraph-rsid="06eb7e7f"/>
    </style:style>
    <style:style style:name="P47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loext:padding="0in" loext:border="none"/>
    </style:style>
    <style:style style:name="P48" style:family="paragraph" style:parent-style-name="Standard">
      <style:text-properties officeooo:paragraph-rsid="071a35ef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9pt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9pt" fo:font-weight="bold" officeooo:rsid="07b9aeab" officeooo:paragraph-rsid="07b9aeab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bold" officeooo:rsid="079581cc" officeooo:paragraph-rsid="079581c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7199a15" officeooo:paragraph-rsid="07199a1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71d06aa" officeooo:paragraph-rsid="071d06aa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71d3238" officeooo:paragraph-rsid="071d3238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71ecc75" officeooo:paragraph-rsid="071ecc7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72078f7" officeooo:paragraph-rsid="072078f7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72446af" officeooo:paragraph-rsid="072446af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7282b16" officeooo:paragraph-rsid="07282b16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728799e" officeooo:paragraph-rsid="0728799e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72c6b45" officeooo:paragraph-rsid="072c6b45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72cfa22" officeooo:paragraph-rsid="072cfa22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7302db8" officeooo:paragraph-rsid="07302db8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7322634" officeooo:paragraph-rsid="07322634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7340821" officeooo:paragraph-rsid="07340821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7351430" officeooo:paragraph-rsid="07351430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736bfbe" officeooo:paragraph-rsid="0736bfbe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739df1c" officeooo:paragraph-rsid="0739df1c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73e1edb" officeooo:paragraph-rsid="073e1edb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7502ef9" officeooo:paragraph-rsid="07502ef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7531abf" officeooo:paragraph-rsid="07531abf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754c1dc" officeooo:paragraph-rsid="0754c1dc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755a6fd" officeooo:paragraph-rsid="0755a6fd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758b0a0" officeooo:paragraph-rsid="0758b0a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7643775" officeooo:paragraph-rsid="0764377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76641a9" officeooo:paragraph-rsid="076641a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7901de9" officeooo:paragraph-rsid="07901de9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7901de9" officeooo:paragraph-rsid="07f09960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fo:font-size="10pt" officeooo:rsid="07901de9" officeooo:paragraph-rsid="07d1a2d4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7931d4e" officeooo:paragraph-rsid="07931d4e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7931d4e" officeooo:paragraph-rsid="07f09960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793d4b0" officeooo:paragraph-rsid="0793d4b0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793d4b0" officeooo:paragraph-rsid="07f09960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7940cb5" officeooo:paragraph-rsid="07940cb5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7940cb5" officeooo:paragraph-rsid="07f09960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rsid="07c12882" officeooo:paragraph-rsid="07c12882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fo:font-size="10pt" officeooo:rsid="07c56ac9" officeooo:paragraph-rsid="07c56ac9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fo:font-size="10pt" officeooo:rsid="07cebf70" officeooo:paragraph-rsid="07e67589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7f43dba" officeooo:paragraph-rsid="07f43dba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7f7dc98" officeooo:paragraph-rsid="07f7dc98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fo:font-size="10pt" fo:font-style="italic" officeooo:rsid="07d71b19" officeooo:paragraph-rsid="07ea4de2" style:font-size-asian="10pt" style:font-style-asian="italic" style:font-size-complex="10pt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fo:font-size="10pt" fo:font-style="normal" style:text-underline-style="none" officeooo:rsid="07911e81" officeooo:paragraph-rsid="07911e81" style:font-size-asian="10pt" style:font-style-asian="normal" style:font-size-complex="10pt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fo:font-size="10pt" fo:font-style="normal" style:text-underline-style="none" officeooo:rsid="07911e81" officeooo:paragraph-rsid="07f09960" style:font-size-asian="10pt" style:font-style-asian="normal" style:font-size-complex="10pt" style:font-style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fo:font-size="12pt" fo:font-weight="bold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729c5e7" officeooo:paragraph-rsid="0729c5e7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71a35ef" officeooo:paragraph-rsid="071a35ef" style:font-weight-asian="bold" style:font-weight-complex="bold"/>
    </style:style>
    <style:style style:name="P99" style:family="paragraph" style:parent-style-name="Text_20_body">
      <style:text-properties officeooo:rsid="06eb7e7f" officeooo:paragraph-rsid="06eb7e7f"/>
    </style:style>
    <style:style style:name="P100" style:family="paragraph" style:parent-style-name="Text_20_body">
      <style:text-properties officeooo:paragraph-rsid="06d9e300"/>
    </style:style>
    <style:style style:name="P101" style:family="paragraph" style:parent-style-name="Text_20_body">
      <style:text-properties officeooo:rsid="078d76ca" officeooo:paragraph-rsid="078d76ca"/>
    </style:style>
    <style:style style:name="P102" style:family="paragraph" style:parent-style-name="Text_20_body">
      <style:text-properties officeooo:rsid="078de81b" officeooo:paragraph-rsid="078de81b"/>
    </style:style>
    <style:style style:name="P103" style:family="paragraph" style:parent-style-name="Text_20_body">
      <style:text-properties officeooo:rsid="078de81b" officeooo:paragraph-rsid="07a39712"/>
    </style:style>
    <style:style style:name="P104" style:family="paragraph" style:parent-style-name="Text_20_body">
      <style:text-properties officeooo:rsid="07901de9" officeooo:paragraph-rsid="07901de9"/>
    </style:style>
    <style:style style:name="P105" style:family="paragraph" style:parent-style-name="Text_20_body">
      <style:text-properties officeooo:rsid="079a301b" officeooo:paragraph-rsid="079a301b"/>
    </style:style>
    <style:style style:name="P106" style:family="paragraph" style:parent-style-name="Text_20_body">
      <style:text-properties officeooo:rsid="079b06ff" officeooo:paragraph-rsid="079b06ff"/>
    </style:style>
    <style:style style:name="P107" style:family="paragraph" style:parent-style-name="Text_20_body">
      <style:text-properties officeooo:rsid="079c7557" officeooo:paragraph-rsid="079c7557"/>
    </style:style>
    <style:style style:name="P108" style:family="paragraph" style:parent-style-name="Text_20_body">
      <style:text-properties officeooo:rsid="07a39712" officeooo:paragraph-rsid="07a39712"/>
    </style:style>
    <style:style style:name="P109" style:family="paragraph" style:parent-style-name="Text_20_body">
      <style:text-properties officeooo:rsid="07a39712" officeooo:paragraph-rsid="07a406f3"/>
    </style:style>
    <style:style style:name="P110" style:family="paragraph" style:parent-style-name="Text_20_body">
      <style:text-properties officeooo:rsid="07a682f1" officeooo:paragraph-rsid="07a406f3"/>
    </style:style>
    <style:style style:name="P111" style:family="paragraph" style:parent-style-name="Text_20_body">
      <style:text-properties officeooo:rsid="07a682f1" officeooo:paragraph-rsid="07a804b0"/>
    </style:style>
    <style:style style:name="P112" style:family="paragraph" style:parent-style-name="Text_20_body">
      <style:text-properties officeooo:rsid="07a922e4" officeooo:paragraph-rsid="07a804b0"/>
    </style:style>
    <style:style style:name="P113" style:family="paragraph" style:parent-style-name="Text_20_body">
      <style:text-properties officeooo:rsid="07a922e4" officeooo:paragraph-rsid="07a9a57b"/>
    </style:style>
    <style:style style:name="P114" style:family="paragraph" style:parent-style-name="Text_20_body">
      <style:text-properties officeooo:rsid="07a922e4" officeooo:paragraph-rsid="07aa2060"/>
    </style:style>
    <style:style style:name="P115" style:family="paragraph" style:parent-style-name="Text_20_body">
      <style:text-properties officeooo:paragraph-rsid="079fa3b7"/>
    </style:style>
    <style:style style:name="P116" style:family="paragraph" style:parent-style-name="Text_20_body">
      <style:text-properties officeooo:rsid="07bb41e2" officeooo:paragraph-rsid="07bb41e2"/>
    </style:style>
    <style:style style:name="P117" style:family="paragraph" style:parent-style-name="Text_20_body">
      <style:text-properties officeooo:rsid="07e04746" officeooo:paragraph-rsid="07e04746"/>
    </style:style>
    <style:style style:name="P118" style:family="paragraph" style:parent-style-name="Text_20_body">
      <style:text-properties officeooo:paragraph-rsid="080e7bef"/>
    </style:style>
    <style:style style:name="P119" style:family="paragraph" style:parent-style-name="Text_20_body">
      <style:paragraph-properties>
        <style:tab-stops>
          <style:tab-stop style:position="2.1299in"/>
        </style:tab-stops>
      </style:paragraph-properties>
      <style:text-properties officeooo:rsid="081bba4f" officeooo:paragraph-rsid="081bba4f" fo:background-color="#ffff00"/>
    </style:style>
    <style:style style:name="P12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2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2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23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24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2">
      <style:text-properties officeooo:rsid="06c09827"/>
    </style:style>
    <style:style style:name="P127" style:family="paragraph" style:parent-style-name="Heading_20_2">
      <style:paragraph-properties fo:break-before="page"/>
      <style:text-properties officeooo:paragraph-rsid="08227f77"/>
    </style:style>
    <style:style style:name="P128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paragraph-rsid="08227f77"/>
    </style:style>
    <style:style style:name="P129" style:family="paragraph" style:parent-style-name="Heading_20_3">
      <style:text-properties officeooo:paragraph-rsid="06eb1918"/>
    </style:style>
    <style:style style:name="P130" style:family="paragraph" style:parent-style-name="Heading_20_3">
      <style:text-properties officeooo:rsid="06eb7e7f" officeooo:paragraph-rsid="06eb7e7f"/>
    </style:style>
    <style:style style:name="P131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style:font-name="monospace" fo:font-size="8pt" loext:padding="0in" loext:border="none"/>
    </style:style>
    <style:style style:name="P132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loext:padding="0in" loext:border="none"/>
    </style:style>
    <style:style style:name="P133" style:family="paragraph" style:parent-style-name="Text_20_body" style:list-style-name="L1">
      <style:paragraph-properties fo:margin-top="0in" fo:margin-bottom="0in" style:contextual-spacing="false"/>
    </style:style>
    <style:style style:name="P134" style:family="paragraph" style:parent-style-name="Text_20_body" style:list-style-name="L1">
      <style:paragraph-properties>
        <style:tab-stops>
          <style:tab-stop style:position="2.1299in"/>
        </style:tab-stops>
      </style:paragraph-properties>
    </style:style>
    <style:style style:name="P135" style:family="paragraph" style:parent-style-name="Text_20_body">
      <style:text-properties officeooo:rsid="079c7557" officeooo:paragraph-rsid="079c7557"/>
    </style:style>
    <style:style style:name="P136" style:family="paragraph" style:parent-style-name="Text_20_body">
      <style:text-properties officeooo:paragraph-rsid="08227f77"/>
    </style:style>
    <style:style style:name="P137" style:family="paragraph" style:parent-style-name="Text_20_body">
      <style:paragraph-properties>
        <style:tab-stops>
          <style:tab-stop style:position="2.1299in"/>
        </style:tab-stops>
      </style:paragraph-properties>
      <style:text-properties officeooo:rsid="081bba4f" officeooo:paragraph-rsid="082ade33" fo:background-color="#ffff00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6d111d4" style:font-weight-asian="bold" style:font-weight-complex="bold"/>
    </style:style>
    <style:style style:name="T9" style:family="text">
      <style:text-properties officeooo:rsid="06bfa20f"/>
    </style:style>
    <style:style style:name="T10" style:family="text">
      <style:text-properties style:text-position="-8% 80%"/>
    </style:style>
    <style:style style:name="T11" style:family="text">
      <style:text-properties officeooo:rsid="06c5a506"/>
    </style:style>
    <style:style style:name="T12" style:family="text">
      <style:text-properties officeooo:rsid="06d111d4"/>
    </style:style>
    <style:style style:name="T13" style:family="text">
      <style:text-properties officeooo:rsid="06d81bc9"/>
    </style:style>
    <style:style style:name="T14" style:family="text">
      <style:text-properties officeooo:rsid="06d9e300"/>
    </style:style>
    <style:style style:name="T15" style:family="text">
      <style:text-properties officeooo:rsid="06d9fb92"/>
    </style:style>
    <style:style style:name="T16" style:family="text">
      <style:text-properties officeooo:rsid="06df3a8c"/>
    </style:style>
    <style:style style:name="T17" style:family="text">
      <style:text-properties officeooo:rsid="06ee9d41"/>
    </style:style>
    <style:style style:name="T18" style:family="text">
      <style:text-properties officeooo:rsid="06f101d7"/>
    </style:style>
    <style:style style:name="T19" style:family="text">
      <style:text-properties officeooo:rsid="06f60b7f"/>
    </style:style>
    <style:style style:name="T20" style:family="text">
      <style:text-properties officeooo:rsid="06f72fb1"/>
    </style:style>
    <style:style style:name="T21" style:family="text">
      <style:text-properties officeooo:rsid="06f7ba11"/>
    </style:style>
    <style:style style:name="T22" style:family="text">
      <style:text-properties officeooo:rsid="06fb0edd"/>
    </style:style>
    <style:style style:name="T23" style:family="text">
      <style:text-properties officeooo:rsid="06fbe147"/>
    </style:style>
    <style:style style:name="T24" style:family="text">
      <style:text-properties officeooo:rsid="06fe297d"/>
    </style:style>
    <style:style style:name="T25" style:family="text">
      <style:text-properties officeooo:rsid="071c6b8e"/>
    </style:style>
    <style:style style:name="T26" style:family="text">
      <style:text-properties officeooo:rsid="071d06aa"/>
    </style:style>
    <style:style style:name="T27" style:family="text">
      <style:text-properties officeooo:rsid="071d3238"/>
    </style:style>
    <style:style style:name="T28" style:family="text">
      <style:text-properties officeooo:rsid="071e6afb"/>
    </style:style>
    <style:style style:name="T29" style:family="text">
      <style:text-properties officeooo:rsid="0727212e"/>
    </style:style>
    <style:style style:name="T30" style:family="text">
      <style:text-properties officeooo:rsid="07302db8"/>
    </style:style>
    <style:style style:name="T31" style:family="text">
      <style:text-properties officeooo:rsid="07324ece"/>
    </style:style>
    <style:style style:name="T32" style:family="text">
      <style:text-properties officeooo:rsid="07357f47"/>
    </style:style>
    <style:style style:name="T33" style:family="text">
      <style:text-properties officeooo:rsid="0736bfbe"/>
    </style:style>
    <style:style style:name="T34" style:family="text">
      <style:text-properties officeooo:rsid="073b2356"/>
    </style:style>
    <style:style style:name="T35" style:family="text">
      <style:text-properties officeooo:rsid="073ce38e"/>
    </style:style>
    <style:style style:name="T36" style:family="text">
      <style:text-properties officeooo:rsid="0746e3eb"/>
    </style:style>
    <style:style style:name="T37" style:family="text">
      <style:text-properties officeooo:rsid="0757688e"/>
    </style:style>
    <style:style style:name="T38" style:family="text">
      <style:text-properties officeooo:rsid="075a43c1"/>
    </style:style>
    <style:style style:name="T39" style:family="text">
      <style:text-properties officeooo:rsid="075a5aa5"/>
    </style:style>
    <style:style style:name="T40" style:family="text">
      <style:text-properties officeooo:rsid="0760a69d"/>
    </style:style>
    <style:style style:name="T41" style:family="text">
      <style:text-properties officeooo:rsid="0760acec"/>
    </style:style>
    <style:style style:name="T42" style:family="text">
      <style:text-properties officeooo:rsid="0768bd26"/>
    </style:style>
    <style:style style:name="T43" style:family="text">
      <style:text-properties officeooo:rsid="076a3800"/>
    </style:style>
    <style:style style:name="T44" style:family="text">
      <style:text-properties officeooo:rsid="076b984a"/>
    </style:style>
    <style:style style:name="T45" style:family="text">
      <style:text-properties officeooo:rsid="0770d6a1"/>
    </style:style>
    <style:style style:name="T46" style:family="text">
      <style:text-properties officeooo:rsid="07740e3e"/>
    </style:style>
    <style:style style:name="T47" style:family="text">
      <style:text-properties officeooo:rsid="0776a608"/>
    </style:style>
    <style:style style:name="T48" style:family="text">
      <style:text-properties officeooo:rsid="0779d8e2"/>
    </style:style>
    <style:style style:name="T49" style:family="text">
      <style:text-properties officeooo:rsid="077b0ad8"/>
    </style:style>
    <style:style style:name="T50" style:family="text">
      <style:text-properties officeooo:rsid="07911e81"/>
    </style:style>
    <style:style style:name="T51" style:family="text">
      <style:text-properties officeooo:rsid="0796f8af"/>
    </style:style>
    <style:style style:name="T52" style:family="text">
      <style:text-properties officeooo:rsid="079891da"/>
    </style:style>
    <style:style style:name="T53" style:family="text">
      <style:text-properties officeooo:rsid="079d9179"/>
    </style:style>
    <style:style style:name="T54" style:family="text">
      <style:text-properties officeooo:rsid="079fa3b7"/>
    </style:style>
    <style:style style:name="T55" style:family="text">
      <style:text-properties officeooo:rsid="07a0d5c2"/>
    </style:style>
    <style:style style:name="T56" style:family="text">
      <style:text-properties officeooo:rsid="07a406f3"/>
    </style:style>
    <style:style style:name="T57" style:family="text">
      <style:text-properties officeooo:rsid="07a4e07a"/>
    </style:style>
    <style:style style:name="T58" style:family="text">
      <style:text-properties officeooo:rsid="07a6d039"/>
    </style:style>
    <style:style style:name="T59" style:family="text">
      <style:text-properties officeooo:rsid="07a804b0"/>
    </style:style>
    <style:style style:name="T60" style:family="text">
      <style:text-properties officeooo:rsid="07a8ebcf"/>
    </style:style>
    <style:style style:name="T61" style:family="text">
      <style:text-properties officeooo:rsid="07a922e4"/>
    </style:style>
    <style:style style:name="T62" style:family="text">
      <style:text-properties officeooo:rsid="07a9a57b"/>
    </style:style>
    <style:style style:name="T63" style:family="text">
      <style:text-properties officeooo:rsid="07aa2060"/>
    </style:style>
    <style:style style:name="T64" style:family="text">
      <style:text-properties officeooo:rsid="07aa818f"/>
    </style:style>
    <style:style style:name="T65" style:family="text">
      <style:text-properties officeooo:rsid="07ab7d3f"/>
    </style:style>
    <style:style style:name="T66" style:family="text">
      <style:text-properties officeooo:rsid="07b01011"/>
    </style:style>
    <style:style style:name="T67" style:family="text">
      <style:text-properties officeooo:rsid="07b34200"/>
    </style:style>
    <style:style style:name="T68" style:family="text">
      <style:text-properties officeooo:rsid="07b35532"/>
    </style:style>
    <style:style style:name="T69" style:family="text">
      <style:text-properties officeooo:rsid="07b52332"/>
    </style:style>
    <style:style style:name="T70" style:family="text">
      <style:text-properties officeooo:rsid="07b98378"/>
    </style:style>
    <style:style style:name="T71" style:family="text">
      <style:text-properties officeooo:rsid="07bb6077"/>
    </style:style>
    <style:style style:name="T72" style:family="text">
      <style:text-properties officeooo:rsid="07bf5e96"/>
    </style:style>
    <style:style style:name="T73" style:family="text">
      <style:text-properties fo:font-size="10pt" officeooo:rsid="07bfe42d" style:font-size-asian="10pt" style:font-size-complex="10pt"/>
    </style:style>
    <style:style style:name="T74" style:family="text">
      <style:text-properties officeooo:rsid="07bfe42d"/>
    </style:style>
    <style:style style:name="T75" style:family="text">
      <style:text-properties officeooo:rsid="07c12882"/>
    </style:style>
    <style:style style:name="T76" style:family="text">
      <style:text-properties officeooo:rsid="07c22603"/>
    </style:style>
    <style:style style:name="T77" style:family="text">
      <style:text-properties officeooo:rsid="07c3ce90"/>
    </style:style>
    <style:style style:name="T78" style:family="text">
      <style:text-properties officeooo:rsid="07c98e68"/>
    </style:style>
    <style:style style:name="T79" style:family="text">
      <style:text-properties officeooo:rsid="07d1a2d4"/>
    </style:style>
    <style:style style:name="T80" style:family="text">
      <style:text-properties officeooo:rsid="07d7ab41"/>
    </style:style>
    <style:style style:name="T81" style:family="text">
      <style:text-properties officeooo:rsid="07ddd47e"/>
    </style:style>
    <style:style style:name="T82" style:family="text">
      <style:text-properties officeooo:rsid="07e0d786"/>
    </style:style>
    <style:style style:name="T83" style:family="text">
      <style:text-properties officeooo:rsid="07e22d92"/>
    </style:style>
    <style:style style:name="T84" style:family="text">
      <style:text-properties officeooo:rsid="07e35f4e"/>
    </style:style>
    <style:style style:name="T85" style:family="text">
      <style:text-properties officeooo:rsid="07f1a5af"/>
    </style:style>
    <style:style style:name="T86" style:family="text">
      <style:text-properties officeooo:rsid="07f8362f"/>
    </style:style>
    <style:style style:name="T87" style:family="text">
      <style:text-properties officeooo:rsid="07f94854"/>
    </style:style>
    <style:style style:name="T88" style:family="text">
      <style:text-properties officeooo:rsid="07fb1929"/>
    </style:style>
    <style:style style:name="T89" style:family="text">
      <style:text-properties officeooo:rsid="07fdb86d"/>
    </style:style>
    <style:style style:name="T90" style:family="text">
      <style:text-properties officeooo:rsid="07fde92c"/>
    </style:style>
    <style:style style:name="T91" style:family="text">
      <style:text-properties officeooo:rsid="0806b88b"/>
    </style:style>
    <style:style style:name="T92" style:family="text">
      <style:text-properties officeooo:rsid="0809a180"/>
    </style:style>
    <style:style style:name="T93" style:family="text">
      <style:text-properties officeooo:rsid="080a6d28"/>
    </style:style>
    <style:style style:name="T94" style:family="text">
      <style:text-properties officeooo:rsid="080b5dd9"/>
    </style:style>
    <style:style style:name="T95" style:family="text">
      <style:text-properties officeooo:rsid="080e7bef"/>
    </style:style>
    <style:style style:name="T96" style:family="text">
      <style:text-properties officeooo:rsid="0810e75d"/>
    </style:style>
    <style:style style:name="T97" style:family="text">
      <style:text-properties officeooo:rsid="081688a5"/>
    </style:style>
    <style:style style:name="T98" style:family="text">
      <style:text-properties style:font-name="monospace" fo:font-size="8pt"/>
    </style:style>
    <style:style style:name="T99" style:family="text">
      <style:text-properties officeooo:rsid="082cc72f"/>
    </style:style>
    <style:style style:name="T100" style:family="text">
      <style:text-properties officeooo:rsid="082e5ef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ext:p text:style-name="P122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121" loext:marker-style-name="T1"><text:span text:style-name="T1">Факультет Программной Инженерии и Компьютерной Техники</text:span></text:p>
      <text:p text:style-name="P6">Лабораторная работа по основам профессиональной деятельности №<text:span text:style-name="T9">5</text:span></text:p>
      <text:p text:style-name="P5">Вариант 15602</text:p>
      <text:p text:style-name="P7">Выполнил: Снагин Станислав Максимович</text:p>
      <text:p text:style-name="P37"><text:span text:style-name="T4">Проверил: </text:span>Блохина Елена Николаевна</text:p>
      <text:p text:style-name="P8">Группа: Р3115</text:p>
      <text:p text:style-name="P4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42"><text:a xlink:type="simple" xlink:href="#__RefHeading___Toc3867_2985257696" text:style-name="Index_20_Link" text:visited-style-name="Index_20_Link">Задания и цели работы<text:tab/>3</text:a></text:p>
          <text:p text:style-name="P43"><text:a xlink:type="simple" xlink:href="#__RefHeading___Toc10225_2376174330" text:style-name="Index_20_Link" text:visited-style-name="Index_20_Link">Задание<text:tab/>3</text:a></text:p>
          <text:p text:style-name="P43"><text:a xlink:type="simple" xlink:href="#__RefHeading___Toc10227_2376174330" text:style-name="Index_20_Link" text:visited-style-name="Index_20_Link">Цель работы<text:tab/>3</text:a></text:p>
          <text:p text:style-name="P42"><text:a xlink:type="simple" xlink:href="#__RefHeading___Toc10229_2376174330" text:style-name="Index_20_Link" text:visited-style-name="Index_20_Link">Ход работы<text:tab/>4</text:a></text:p>
          <text:p text:style-name="P43"><text:a xlink:type="simple" xlink:href="#__RefHeading___Toc10231_2376174330" text:style-name="Index_20_Link" text:visited-style-name="Index_20_Link">Программа<text:tab/>4</text:a></text:p>
          <text:p text:style-name="P44"><text:a xlink:type="simple" xlink:href="#__RefHeading___Toc5943_691564783" text:style-name="Index_20_Link" text:visited-style-name="Index_20_Link">Ассемблер<text:tab/>4</text:a></text:p>
          <text:p text:style-name="P44"><text:a xlink:type="simple" xlink:href="#__RefHeading___Toc5945_691564783" text:style-name="Index_20_Link" text:visited-style-name="Index_20_Link">Команды<text:tab/>5</text:a></text:p>
          <text:p text:style-name="P44"><text:a xlink:type="simple" xlink:href="#__RefHeading___Toc5947_691564783" text:style-name="Index_20_Link" text:visited-style-name="Index_20_Link">Данные<text:tab/>6</text:a></text:p>
          <text:p text:style-name="P44"><text:a xlink:type="simple" xlink:href="#__RefHeading___Toc10233_2376174330" text:style-name="Index_20_Link" text:visited-style-name="Index_20_Link">Слово и его различные кодировки<text:tab/>7</text:a></text:p>
          <text:p text:style-name="P45"><text:a xlink:type="simple" xlink:href="#__RefHeading___Toc5949_691564783" text:style-name="Index_20_Link" text:visited-style-name="Index_20_Link">Слово<text:tab/>7</text:a></text:p>
          <text:p text:style-name="P45"><text:a xlink:type="simple" xlink:href="#__RefHeading___Toc5951_691564783" text:style-name="Index_20_Link" text:visited-style-name="Index_20_Link">Кодировки<text:tab/>7</text:a></text:p>
          <text:p text:style-name="P44"><text:a xlink:type="simple" xlink:href="#__RefHeading___Toc10235_2376174330" text:style-name="Index_20_Link" text:visited-style-name="Index_20_Link">Назначение программы и реализуемая ею функция<text:tab/>7</text:a></text:p>
          <text:p text:style-name="P44"><text:a xlink:type="simple" xlink:href="#__RefHeading___Toc14656_691564783" text:style-name="Index_20_Link" text:visited-style-name="Index_20_Link">Описание и назначение исходных данных<text:tab/>7</text:a></text:p>
          <text:p text:style-name="P45"><text:a xlink:type="simple" xlink:href="#__RefHeading___Toc10239_2376174330" text:style-name="Index_20_Link" text:visited-style-name="Index_20_Link">Область представления<text:tab/>7</text:a></text:p>
          <text:p text:style-name="P45"><text:a xlink:type="simple" xlink:href="#__RefHeading___Toc10241_2376174330" text:style-name="Index_20_Link" text:visited-style-name="Index_20_Link">Область допустимых значений<text:tab/>8</text:a></text:p>
          <text:p text:style-name="P44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8</text:a></text:p>
          <text:p text:style-name="P45"><text:a xlink:type="simple" xlink:href="#__RefHeading___Toc6899_691564783" text:style-name="Index_20_Link" text:visited-style-name="Index_20_Link">Подпрограммы<text:tab/>8</text:a></text:p>
          <text:p text:style-name="P43"><text:a xlink:type="simple" xlink:href="#__RefHeading___Toc10245_2376174330" text:style-name="Index_20_Link" text:visited-style-name="Index_20_Link">Трассировка программы<text:tab/>9</text:a></text:p>
          <text:p text:style-name="P42"><text:a xlink:type="simple" xlink:href="#__RefHeading___Toc10247_2376174330" text:style-name="Index_20_Link" text:visited-style-name="Index_20_Link">Заключение<text:tab/>14</text:a></text:p>
        </text:index-body>
      </text:table-of-content>
      <text:h text:style-name="P123" text:outline-level="1"/>
      <text:h text:style-name="P124" text:outline-level="1"/>
      <text:h text:style-name="P125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126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программу асинхронного обмена данными с внешним устройством. При помощи программы осуществить ввод или вывод информации, используя в качестве подтверждения данных сигнал (кнопку) готовности ВУ.</text:p>
      <text:p text:style-name="P38">Номер варианта: 15602</text:p>
      <text:p text:style-name="P38">Программа осуществляет асинхронный в<text:span text:style-name="T97">ы</text:span>вод данных на ВУ-3 </text:p>
      <text:list text:style-name="L1">
        <text:list-item>
          <text:p text:style-name="P133">Программа начинается с адреса 47B<text:span text:style-name="T10">16</text:span>. Размещаемая строка находится по адресу 56A<text:span text:style-name="T10">16</text:span>. </text:p>
        </text:list-item>
        <text:list-item>
          <text:p text:style-name="P133">Строка должна быть представлена в кодировке КОИ-8. </text:p>
        </text:list-item>
        <text:list-item>
          <text:p text:style-name="P133">Формат представления строки в памяти: АДР1: СИМВ2 СИМВ1 АДР2: СИМВ4 СИМВ3 ... СТОП_СИМВ <text:span text:style-name="T100">(little endian)</text:span>. </text:p>
        </text:list-item>
        <text:list-item>
          <text:p text:style-name="P134">Ввод или вывод строки должен быть завершен по символу c кодом 00 (NUL). Стоп символ является обычным символом строки и подчиняется тем же правилам расположения в памяти что и другие символы строки.</text:p>
        </text:list-item>
      </text:list>
      <text:h text:style-name="Heading_20_2" text:outline-level="2"><text:bookmark-start text:name="__RefHeading___Toc10227_2376174330"/>Цель работы<text:bookmark-end text:name="__RefHeading___Toc10227_2376174330"/></text:h>
      <text:p text:style-name="P38">Изучение организации системы ввода-вывода базовой ЭВМ, команд ввода-вывода и исследование процесса функционирования ЭВМ при обмене данными по сигналам готовности внешних устройств (ВУ).</text:p>
      <text:h text:style-name="P125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11">П</text:span>рограмма<text:bookmark-end text:name="__RefHeading___Toc10231_2376174330"/></text:h>
      <text:h text:style-name="P129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7">ORG 0x47B</text:p>
            <text:p text:style-name="P47">START:</text:p>
            <text:p text:style-name="P47"><text:s text:c="4"/>LD START_ADDR</text:p>
            <text:p text:style-name="P47"><text:s text:c="4"/>ST CURRENT_ADDR</text:p>
            <text:p text:style-name="P47"/>
            <text:p text:style-name="P47">ODD_CHAR:</text:p>
            <text:p text:style-name="P47"><text:s text:c="4"/>CALL LOAD_LOW</text:p>
            <text:p text:style-name="P47"><text:s text:c="4"/>CALL WRITE_CHAR</text:p>
            <text:p text:style-name="P47"><text:s text:c="4"/>CMP STOP_CHAR</text:p>
            <text:p text:style-name="P47"><text:s text:c="4"/>BEQ EXIT</text:p>
            <text:p text:style-name="P47"/>
            <text:p text:style-name="P47">EVEN_CHAR:</text:p>
            <text:p text:style-name="P47"><text:s text:c="4"/>CALL LOAD_HIGH</text:p>
            <text:p text:style-name="P47"><text:s text:c="4"/>CALL WRITE_CHAR</text:p>
            <text:p text:style-name="P47"><text:s text:c="4"/>CMP STOP_CHAR</text:p>
            <text:p text:style-name="P47"><text:s text:c="4"/>BEQ EXIT</text:p>
            <text:p text:style-name="P47"><text:s text:c="4"/>CALL ADJUST_CURRENT_ADDR</text:p>
            <text:p text:style-name="P47"><text:s text:c="4"/>JUMP ODD_CHAR</text:p>
            <text:p text:style-name="P47"/>
            <text:p text:style-name="P47">EXIT:</text:p>
            <text:p text:style-name="P47"><text:s text:c="4"/>HLT</text:p>
            <text:p text:style-name="P47"/>
            <text:p text:style-name="P47">ADJUST_CURRENT_ADDR:</text:p>
            <text:p text:style-name="P47"><text:s text:c="4"/>LD CURRENT_ADDR</text:p>
            <text:p text:style-name="P47"><text:s text:c="4"/>INC</text:p>
            <text:p text:style-name="P47"><text:s text:c="4"/>ST CURRENT_ADDR</text:p>
            <text:p text:style-name="P47"><text:s text:c="4"/>RET</text:p>
            <text:p text:style-name="P47"/>
            <text:p text:style-name="P47">LOAD_HIGH:</text:p>
            <text:p text:style-name="P47"><text:s text:c="4"/>LD (CURRENT_ADDR)</text:p>
            <text:p text:style-name="P47"><text:s text:c="4"/>AND MASK_HIGH</text:p>
            <text:p text:style-name="P47"><text:s text:c="4"/>SWAB</text:p>
            <text:p text:style-name="P47"><text:s text:c="4"/>RET</text:p>
            <text:p text:style-name="P47"/>
            <text:p text:style-name="P47">LOAD_LOW:</text:p>
            <text:p text:style-name="P47"><text:s text:c="4"/>LD (CURRENT_ADDR)</text:p>
            <text:p text:style-name="P47"><text:s text:c="4"/>AND MASK_LOW</text:p>
            <text:p text:style-name="P47"><text:s text:c="4"/>RET</text:p>
            <text:p text:style-name="P47"/>
            <text:p text:style-name="P47">WRITE_CHAR:</text:p>
            <text:p text:style-name="P47"><text:s text:c="4"/>CALL WAIT_DEVICE_READY</text:p>
            <text:p text:style-name="P47"><text:s text:c="4"/>OUT 6</text:p>
            <text:p text:style-name="P47"><text:s text:c="4"/>RET</text:p>
            <text:p text:style-name="P47"/>
            <text:p text:style-name="P47">WAIT_DEVICE_READY:</text:p>
            <text:p text:style-name="P47"><text:s text:c="4"/>PUSH</text:p>
            <text:p text:style-name="P47">NOT_READY:</text:p>
            <text:p text:style-name="P47"><text:s text:c="4"/>IN 7</text:p>
            <text:p text:style-name="P47"><text:s text:c="4"/>AND #0x40</text:p>
            <text:p text:style-name="P47"><text:s text:c="4"/>BEQ NOT_READY</text:p>
            <text:p text:style-name="P47"><text:soft-page-break/><text:s text:c="4"/>POP</text:p>
            <text:p text:style-name="P47"><text:s text:c="4"/>RET</text:p>
            <text:p text:style-name="P47"/>
            <text:p text:style-name="P47">START_ADDR: WORD 0x56A ; Адрес начала</text:p>
            <text:p text:style-name="P47">CURRENT_ADDR: WORD ? ; Адрес текущей ячейки</text:p>
            <text:p text:style-name="P47">STOP_CHAR: WORD 0x0000 ; Стоп-символ</text:p>
            <text:p text:style-name="P47">MASK_HIGH: WORD 0xFF00</text:p>
            <text:p text:style-name="P47">MASK_LOW: WORD 0x00FF</text:p>
            <text:p text:style-name="P47"/>
            <text:p text:style-name="P47">ORG 0x56A</text:p>
            <text:p text:style-name="P47">DU: WORD 0xD5E4</text:p>
            <text:p text:style-name="P47">BO: WORD 0xCFC2</text:p>
            <text:p text:style-name="P47">KK: WORD 0x3ACB</text:p>
            <text:p text:style-name="P47"/>
            <text:p text:style-name="P47">STOP_SIGN: WORD 0x0000</text:p>
          </table:table-cell>
        </table:table-row>
      </table:table>
      <text:p text:style-name="P99"/>
      <text:h text:style-name="P130" text:outline-level="3"><text:bookmark-start text:name="__RefHeading___Toc5945_691564783"/>Команды<text:bookmark-end text:name="__RefHeading___Toc5945_69156478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Адрес</text:p>
          </table:table-cell>
          <table:table-cell table:style-name="Таблица2.A1" office:value-type="string">
            <text:p text:style-name="P12">Код команды</text:p>
          </table:table-cell>
          <table:table-cell table:style-name="Таблица2.A1" office:value-type="string">
            <text:p text:style-name="P52">Мнемоника</text:p>
          </table:table-cell>
          <table:table-cell table:style-name="Таблица2.A1" office:value-type="string">
            <text:p text:style-name="P12">Описание</text:p>
          </table:table-cell>
        </table:table-row>
        <table:table-row>
          <table:table-cell table:style-name="Таблица2.A2" office:value-type="string">
            <text:p text:style-name="P2">47B<text:span text:style-name="T70">+</text:span></text:p>
          </table:table-cell>
          <table:table-cell table:style-name="Таблица2.A2" office:value-type="string">
            <text:p text:style-name="P2">AE25</text:p>
          </table:table-cell>
          <table:table-cell table:style-name="Таблица2.A2" office:value-type="string">
            <text:p text:style-name="P54">LD <text:span text:style-name="T25">IP </text:span><text:span text:style-name="T26">+ </text:span><text:span text:style-name="T28">37</text:span></text:p>
          </table:table-cell>
          <table:table-cell table:style-name="Таблица2.A2" table:number-rows-spanned="2" office:value-type="string">
            <text:p text:style-name="P15">Загружаем адрес начала записи в счетчик (потом мы будем его обновлять каждый раз)</text:p>
          </table:table-cell>
        </table:table-row>
        <table:table-row>
          <table:table-cell table:style-name="Таблица2.A2" office:value-type="string">
            <text:p text:style-name="P2">47C</text:p>
          </table:table-cell>
          <table:table-cell table:style-name="Таблица2.A2" office:value-type="string">
            <text:p text:style-name="P2">EE25</text:p>
          </table:table-cell>
          <table:table-cell table:style-name="Таблица2.A2" office:value-type="string">
            <text:p text:style-name="P55">ST <text:span text:style-name="T27">IP + </text:span><text:span text:style-name="T28">37</text:span></text:p>
          </table:table-cell>
          <table:covered-table-cell table:style-name="Таблица2.A2"/>
        </table:table-row>
        <table:table-row>
          <table:table-cell table:style-name="Таблица2.A4" office:value-type="string">
            <text:p text:style-name="P2">47D</text:p>
          </table:table-cell>
          <table:table-cell table:style-name="Таблица2.A4" office:value-type="string">
            <text:p text:style-name="P2">DE1B</text:p>
          </table:table-cell>
          <table:table-cell table:style-name="Таблица2.A4" office:value-type="string">
            <text:p text:style-name="P56">CALL <text:span text:style-name="T45">I</text:span>P + 27</text:p>
          </table:table-cell>
          <table:table-cell table:style-name="Таблица2.A4" office:value-type="string">
            <text:p text:style-name="P16">Читаем символ <text:span text:style-name="T43">(нечетные числа, младшая часть ячейки</text:span><text:span text:style-name="T47">)</text:span></text:p>
          </table:table-cell>
        </table:table-row>
        <table:table-row>
          <table:table-cell table:style-name="Таблица2.A4" office:value-type="string">
            <text:p text:style-name="P2">47E</text:p>
          </table:table-cell>
          <table:table-cell table:style-name="Таблица2.A4" office:value-type="string">
            <text:p text:style-name="P2">DE13</text:p>
          </table:table-cell>
          <table:table-cell table:style-name="Таблица2.A4" office:value-type="string">
            <text:p text:style-name="P57">ST IP + 19</text:p>
          </table:table-cell>
          <table:table-cell table:style-name="Таблица2.A4" office:value-type="string">
            <text:p text:style-name="P16">Сохраняем символ</text:p>
          </table:table-cell>
        </table:table-row>
        <table:table-row>
          <table:table-cell table:style-name="Таблица2.A4" office:value-type="string">
            <text:p text:style-name="P2">47F</text:p>
          </table:table-cell>
          <table:table-cell table:style-name="Таблица2.A4" office:value-type="string">
            <text:p text:style-name="P2">7E23</text:p>
          </table:table-cell>
          <table:table-cell table:style-name="Таблица2.A4" office:value-type="string">
            <text:p text:style-name="P57">CMP IP + 35</text:p>
          </table:table-cell>
          <table:table-cell table:style-name="Таблица2.A4" office:value-type="string">
            <text:p text:style-name="P17">Флаги по стоп символу, нужно чтобы понять, это он или нет</text:p>
          </table:table-cell>
        </table:table-row>
        <table:table-row>
          <table:table-cell table:style-name="Таблица2.A4" office:value-type="string">
            <text:p text:style-name="P2">480</text:p>
          </table:table-cell>
          <table:table-cell table:style-name="Таблица2.A4" office:value-type="string">
            <text:p text:style-name="P2">F006</text:p>
          </table:table-cell>
          <table:table-cell table:style-name="Таблица2.A4" office:value-type="string">
            <text:p text:style-name="P58">BEQ IP + 6</text:p>
          </table:table-cell>
          <table:table-cell table:style-name="Таблица2.A4" office:value-type="string">
            <text:p text:style-name="P17">Это стоп символ? Выходим</text:p>
          </table:table-cell>
        </table:table-row>
        <table:table-row>
          <table:table-cell table:style-name="Таблица2.A8" office:value-type="string">
            <text:p text:style-name="P2">481</text:p>
          </table:table-cell>
          <table:table-cell table:style-name="Таблица2.A8" office:value-type="string">
            <text:p text:style-name="P2">DE17</text:p>
          </table:table-cell>
          <table:table-cell table:style-name="Таблица2.A8" office:value-type="string">
            <text:p text:style-name="P77">CALL <text:span text:style-name="T44">IP + 23</text:span></text:p>
          </table:table-cell>
          <table:table-cell table:style-name="Таблица2.A8" office:value-type="string">
            <text:p text:style-name="P11">Читаем символ <text:span text:style-name="T47">(четные числа, старшая часть ячейки)</text:span></text:p>
          </table:table-cell>
        </table:table-row>
        <table:table-row>
          <table:table-cell table:style-name="Таблица2.A8" office:value-type="string">
            <text:p text:style-name="P2">482</text:p>
          </table:table-cell>
          <table:table-cell table:style-name="Таблица2.A8" office:value-type="string">
            <text:p text:style-name="P2">DE07</text:p>
          </table:table-cell>
          <table:table-cell table:style-name="Таблица2.A8" office:value-type="string">
            <text:p text:style-name="P77">CALL <text:span text:style-name="T48">IP</text:span> <text:span text:style-name="T44">+ 7</text:span></text:p>
          </table:table-cell>
          <table:table-cell table:style-name="Таблица2.A8" office:value-type="string">
            <text:p text:style-name="P11">Сохраняем символ</text:p>
          </table:table-cell>
        </table:table-row>
        <table:table-row>
          <table:table-cell table:style-name="Таблица2.A8" office:value-type="string">
            <text:p text:style-name="P2">483</text:p>
          </table:table-cell>
          <table:table-cell table:style-name="Таблица2.A8" office:value-type="string">
            <text:p text:style-name="P2">7E1F</text:p>
          </table:table-cell>
          <table:table-cell table:style-name="Таблица2.A8" office:value-type="string">
            <text:p text:style-name="P77">CMP <text:span text:style-name="T46">IP + 31</text:span></text:p>
          </table:table-cell>
          <table:table-cell table:style-name="Таблица2.A8" office:value-type="string">
            <text:p text:style-name="P11">Флаги по стоп символу</text:p>
          </table:table-cell>
        </table:table-row>
        <table:table-row>
          <table:table-cell table:style-name="Таблица2.A8" office:value-type="string">
            <text:p text:style-name="P2">484</text:p>
          </table:table-cell>
          <table:table-cell table:style-name="Таблица2.A8" office:value-type="string">
            <text:p text:style-name="P2">F002</text:p>
          </table:table-cell>
          <table:table-cell table:style-name="Таблица2.A8" office:value-type="string">
            <text:p text:style-name="P77">BEQ <text:span text:style-name="T46">IP + 2</text:span></text:p>
          </table:table-cell>
          <table:table-cell table:style-name="Таблица2.A8" office:value-type="string">
            <text:p text:style-name="P11">Проверяем на стоп-символ, если да, выходим</text:p>
          </table:table-cell>
        </table:table-row>
        <table:table-row>
          <table:table-cell table:style-name="Таблица2.A8" office:value-type="string">
            <text:p text:style-name="P2">485</text:p>
          </table:table-cell>
          <table:table-cell table:style-name="Таблица2.A8" office:value-type="string">
            <text:p text:style-name="P2">DE02</text:p>
          </table:table-cell>
          <table:table-cell table:style-name="Таблица2.A8" office:value-type="string">
            <text:p text:style-name="P77">CALL <text:span text:style-name="T49">IP + 2</text:span></text:p>
          </table:table-cell>
          <table:table-cell table:style-name="Таблица2.A8" office:value-type="string">
            <text:p text:style-name="P11">Сохраняем то, что есть</text:p>
          </table:table-cell>
        </table:table-row>
        <table:table-row>
          <table:table-cell table:style-name="Таблица2.A8" office:value-type="string">
            <text:p text:style-name="P2">486</text:p>
          </table:table-cell>
          <table:table-cell table:style-name="Таблица2.A8" office:value-type="string">
            <text:p text:style-name="P2">CEF6</text:p>
          </table:table-cell>
          <table:table-cell table:style-name="Таблица2.A8" office:value-type="string">
            <text:p text:style-name="P77">JUMP IP + 10</text:p>
          </table:table-cell>
          <table:table-cell table:style-name="Таблица2.A8" office:value-type="string">
            <text:p text:style-name="P11">Возвращаемся обратно и так по кругу, пока не будет стоп символа</text:p>
          </table:table-cell>
        </table:table-row>
        <table:table-row>
          <table:table-cell table:style-name="Таблица2.A14" office:value-type="string">
            <text:p text:style-name="P97">487</text:p>
          </table:table-cell>
          <table:table-cell table:style-name="Таблица2.A14" office:value-type="string">
            <text:p text:style-name="P97">0100</text:p>
          </table:table-cell>
          <table:table-cell table:style-name="Таблица2.A14" office:value-type="string">
            <text:p text:style-name="P96">HLT</text:p>
          </table:table-cell>
          <table:table-cell table:style-name="Таблица2.A14" office:value-type="string">
            <text:p text:style-name="P95">Остановка программы</text:p>
          </table:table-cell>
        </table:table-row>
        <table:table-row>
          <table:table-cell table:style-name="Таблица2.A15" office:value-type="string">
            <text:p text:style-name="P2">488</text:p>
          </table:table-cell>
          <table:table-cell table:style-name="Таблица2.A15" office:value-type="string">
            <text:p text:style-name="P2">AA19</text:p>
          </table:table-cell>
          <table:table-cell table:style-name="Таблица2.A15" office:value-type="string">
            <text:p text:style-name="P76">ST (IP + 25)<text:span text:style-name="T42">+</text:span></text:p>
          </table:table-cell>
          <table:table-cell table:style-name="Таблица2.A15" office:value-type="string">
            <text:p text:style-name="P26">Сохраняем (обновляем) результат + обновляем текущий адрес ячейки</text:p>
          </table:table-cell>
        </table:table-row>
        <table:table-row>
          <table:table-cell table:style-name="Таблица2.A15" office:value-type="string">
            <text:p text:style-name="P2">489</text:p>
          </table:table-cell>
          <table:table-cell table:style-name="Таблица2.A15" office:value-type="string">
            <text:p text:style-name="P2">0A00</text:p>
          </table:table-cell>
          <table:table-cell table:style-name="Таблица2.A15" office:value-type="string">
            <text:p text:style-name="P61">RET</text:p>
          </table:table-cell>
          <table:table-cell table:style-name="Таблица2.A15" office:value-type="string">
            <text:p text:style-name="P18">Возврат</text:p>
          </table:table-cell>
        </table:table-row>
        <table:table-row>
          <table:table-cell table:style-name="Таблица2.A17" office:value-type="string">
            <text:p text:style-name="P2">48A</text:p>
          </table:table-cell>
          <table:table-cell table:style-name="Таблица2.A17" office:value-type="string">
            <text:p text:style-name="P2">0680</text:p>
          </table:table-cell>
          <table:table-cell table:style-name="Таблица2.A17" office:value-type="string">
            <text:p text:style-name="P71">SWAB</text:p>
          </table:table-cell>
          <table:table-cell table:style-name="Таблица2.A17" office:value-type="string">
            <text:p text:style-name="P11">Обмен старшими и младшими байтами</text:p>
          </table:table-cell>
        </table:table-row>
        <table:table-row>
          <table:table-cell table:style-name="Таблица2.A17" office:value-type="string">
            <text:p text:style-name="P2">48B</text:p>
          </table:table-cell>
          <table:table-cell table:style-name="Таблица2.A17" office:value-type="string">
            <text:p text:style-name="P2">0C00</text:p>
          </table:table-cell>
          <table:table-cell table:style-name="Таблица2.A17" office:value-type="string">
            <text:p text:style-name="P71">PUSH</text:p>
          </table:table-cell>
          <table:table-cell table:style-name="Таблица2.A17" office:value-type="string">
            <text:p text:style-name="P11">Выделяем место под стек <text:span text:style-name="T39">(маску)</text:span></text:p>
          </table:table-cell>
        </table:table-row>
        <text:soft-page-break/>
        <table:table-row>
          <table:table-cell table:style-name="Таблица2.A17" office:value-type="string">
            <text:p text:style-name="P2">48C</text:p>
          </table:table-cell>
          <table:table-cell table:style-name="Таблица2.A17" office:value-type="string">
            <text:p text:style-name="P2">A815</text:p>
          </table:table-cell>
          <table:table-cell table:style-name="Таблица2.A17" office:value-type="string">
            <text:p text:style-name="P71">LD (IP + 15)</text:p>
          </table:table-cell>
          <table:table-cell table:style-name="Таблица2.A17" office:value-type="string">
            <text:p text:style-name="P23">Загружаем в AC текущую ячейку с данными</text:p>
          </table:table-cell>
        </table:table-row>
        <table:table-row>
          <table:table-cell table:style-name="Таблица2.A17" office:value-type="string">
            <text:p text:style-name="P2">48D</text:p>
          </table:table-cell>
          <table:table-cell table:style-name="Таблица2.A17" office:value-type="string">
            <text:p text:style-name="P2">2E17</text:p>
          </table:table-cell>
          <table:table-cell table:style-name="Таблица2.A17" office:value-type="string">
            <text:p text:style-name="P72">AND IP + 23</text:p>
          </table:table-cell>
          <table:table-cell table:style-name="Таблица2.A17" office:value-type="string">
            <text:p text:style-name="P11">Маска, оставляем <text:span text:style-name="T40">0-</text:span><text:span text:style-name="T41">7</text:span><text:span text:style-name="T33"> биты,</text:span> остальное зануляем</text:p>
          </table:table-cell>
        </table:table-row>
        <table:table-row table:style-name="Таблица2.21">
          <table:table-cell table:style-name="Таблица2.A17" office:value-type="string">
            <text:p text:style-name="P2">48E</text:p>
          </table:table-cell>
          <table:table-cell table:style-name="Таблица2.A17" office:value-type="string">
            <text:p text:style-name="P2">3C00</text:p>
          </table:table-cell>
          <table:table-cell table:style-name="Таблица2.A17" office:value-type="string">
            <text:p text:style-name="P73">OR &amp;0</text:p>
          </table:table-cell>
          <table:table-cell table:style-name="Таблица2.A17" office:value-type="string">
            <text:p text:style-name="P24">Побитовое или с маской</text:p>
          </table:table-cell>
        </table:table-row>
        <table:table-row>
          <table:table-cell table:style-name="Таблица2.A17" office:value-type="string">
            <text:p text:style-name="P2">48F</text:p>
          </table:table-cell>
          <table:table-cell table:style-name="Таблица2.A17" office:value-type="string">
            <text:p text:style-name="P2">E812</text:p>
          </table:table-cell>
          <table:table-cell table:style-name="Таблица2.A17" office:value-type="string">
            <text:p text:style-name="P74">ST (IP + <text:span text:style-name="T37">18)</text:span></text:p>
          </table:table-cell>
          <table:table-cell table:style-name="Таблица2.A17" office:value-type="string">
            <text:p text:style-name="P25">Сохраняем результат в ячейку</text:p>
          </table:table-cell>
        </table:table-row>
        <table:table-row>
          <table:table-cell table:style-name="Таблица2.A17" office:value-type="string">
            <text:p text:style-name="P2">490</text:p>
          </table:table-cell>
          <table:table-cell table:style-name="Таблица2.A17" office:value-type="string">
            <text:p text:style-name="P2">0800</text:p>
          </table:table-cell>
          <table:table-cell table:style-name="Таблица2.A17" office:value-type="string">
            <text:p text:style-name="P75">POP</text:p>
          </table:table-cell>
          <table:table-cell table:style-name="Таблица2.A17" office:value-type="string">
            <text:p text:style-name="P22">SP = SP <text:span text:style-name="T38">+ 1</text:span></text:p>
          </table:table-cell>
        </table:table-row>
        <table:table-row>
          <table:table-cell table:style-name="Таблица2.A17" office:value-type="string">
            <text:p text:style-name="P2">491</text:p>
          </table:table-cell>
          <table:table-cell table:style-name="Таблица2.A17" office:value-type="string">
            <text:p text:style-name="P2">0A00</text:p>
          </table:table-cell>
          <table:table-cell table:style-name="Таблица2.A17" office:value-type="string">
            <text:p text:style-name="P60">RET</text:p>
          </table:table-cell>
          <table:table-cell table:style-name="Таблица2.A17" office:value-type="string">
            <text:p text:style-name="P18">Возврат</text:p>
          </table:table-cell>
        </table:table-row>
        <table:table-row>
          <table:table-cell table:style-name="Таблица2.A25" office:value-type="string">
            <text:p text:style-name="P2">492</text:p>
          </table:table-cell>
          <table:table-cell table:style-name="Таблица2.A25" office:value-type="string">
            <text:p text:style-name="P2">0C00</text:p>
          </table:table-cell>
          <table:table-cell table:style-name="Таблица2.A25" office:value-type="string">
            <text:p text:style-name="P65">PUSH</text:p>
          </table:table-cell>
          <table:table-cell table:style-name="Таблица2.A25" office:value-type="string">
            <text:p text:style-name="P11">Выделяем ячейку в стеке под маску <text:span text:style-name="T31">(ноль)</text:span></text:p>
          </table:table-cell>
        </table:table-row>
        <table:table-row>
          <table:table-cell table:style-name="Таблица2.A25" office:value-type="string">
            <text:p text:style-name="P2">493</text:p>
          </table:table-cell>
          <table:table-cell table:style-name="Таблица2.A25" office:value-type="string">
            <text:p text:style-name="P2">A80E</text:p>
          </table:table-cell>
          <table:table-cell table:style-name="Таблица2.A25" office:value-type="string">
            <text:p text:style-name="P66">LD </text:p>
          </table:table-cell>
          <table:table-cell table:style-name="Таблица2.A25" office:value-type="string">
            <text:p text:style-name="P11">Загружаем текущую ячейку</text:p>
          </table:table-cell>
        </table:table-row>
        <table:table-row>
          <table:table-cell table:style-name="Таблица2.A25" office:value-type="string">
            <text:p text:style-name="P2">494</text:p>
          </table:table-cell>
          <table:table-cell table:style-name="Таблица2.A25" office:value-type="string">
            <text:p text:style-name="P2">2E0F</text:p>
          </table:table-cell>
          <table:table-cell table:style-name="Таблица2.A25" office:value-type="string">
            <text:p text:style-name="P67">AND <text:span text:style-name="T32">IP + 1</text:span><text:span text:style-name="T34">5</text:span></text:p>
          </table:table-cell>
          <table:table-cell table:style-name="Таблица2.A25" office:value-type="string">
            <text:p text:style-name="P11">Маска, оставляем <text:span text:style-name="T33">15-</text:span><text:span text:style-name="T40">8</text:span><text:span text:style-name="T33"> биты,</text:span> остальное зануляем</text:p>
          </table:table-cell>
        </table:table-row>
        <table:table-row>
          <table:table-cell table:style-name="Таблица2.A25" office:value-type="string">
            <text:p text:style-name="P2">495</text:p>
          </table:table-cell>
          <table:table-cell table:style-name="Таблица2.A25" office:value-type="string">
            <text:p text:style-name="P2">3C00</text:p>
          </table:table-cell>
          <table:table-cell table:style-name="Таблица2.A25" office:value-type="string">
            <text:p text:style-name="P68">OR &amp;0</text:p>
          </table:table-cell>
          <table:table-cell table:style-name="Таблица2.A25" office:value-type="string">
            <text:p text:style-name="P11">Побитовое или с маской</text:p>
          </table:table-cell>
        </table:table-row>
        <table:table-row>
          <table:table-cell table:style-name="Таблица2.A25" office:value-type="string">
            <text:p text:style-name="P2">496</text:p>
          </table:table-cell>
          <table:table-cell table:style-name="Таблица2.A25" office:value-type="string">
            <text:p text:style-name="P2">E80B</text:p>
          </table:table-cell>
          <table:table-cell table:style-name="Таблица2.A25" office:value-type="string">
            <text:p text:style-name="P69">ST (IP + <text:span text:style-name="T35">11)</text:span> </text:p>
          </table:table-cell>
          <table:table-cell table:style-name="Таблица2.A25" office:value-type="string">
            <text:p text:style-name="P11">Сохраняем резуль<text:span text:style-name="T36">тат в ячейку</text:span></text:p>
          </table:table-cell>
        </table:table-row>
        <table:table-row>
          <table:table-cell table:style-name="Таблица2.A25" office:value-type="string">
            <text:p text:style-name="P2">497</text:p>
          </table:table-cell>
          <table:table-cell table:style-name="Таблица2.A25" office:value-type="string">
            <text:p text:style-name="P2">0800</text:p>
          </table:table-cell>
          <table:table-cell table:style-name="Таблица2.A25" office:value-type="string">
            <text:p text:style-name="P70">POP</text:p>
          </table:table-cell>
          <table:table-cell table:style-name="Таблица2.A25" office:value-type="string">
            <text:p text:style-name="P21">SP = SP <text:span text:style-name="T38">+</text:span> 1</text:p>
          </table:table-cell>
        </table:table-row>
        <table:table-row>
          <table:table-cell table:style-name="Таблица2.A25" office:value-type="string">
            <text:p text:style-name="P2">498</text:p>
          </table:table-cell>
          <table:table-cell table:style-name="Таблица2.A25" office:value-type="string">
            <text:p text:style-name="P2">0A00</text:p>
          </table:table-cell>
          <table:table-cell table:style-name="Таблица2.A25" office:value-type="string">
            <text:p text:style-name="P60">RET</text:p>
          </table:table-cell>
          <table:table-cell table:style-name="Таблица2.A25" office:value-type="string">
            <text:p text:style-name="P18">Возврат</text:p>
          </table:table-cell>
        </table:table-row>
        <table:table-row>
          <table:table-cell table:style-name="Таблица2.A32" office:value-type="string">
            <text:p text:style-name="P2">499</text:p>
          </table:table-cell>
          <table:table-cell table:style-name="Таблица2.A32" office:value-type="string">
            <text:p text:style-name="P2">DE03</text:p>
          </table:table-cell>
          <table:table-cell table:style-name="Таблица2.A32" office:value-type="string">
            <text:p text:style-name="P62">CALL IP + 3</text:p>
          </table:table-cell>
          <table:table-cell table:style-name="Таблица2.A32" office:value-type="string">
            <text:p text:style-name="P19">Вызов подпрограммы ожидания состояния готовности</text:p>
          </table:table-cell>
        </table:table-row>
        <table:table-row>
          <table:table-cell table:style-name="Таблица2.A32" office:value-type="string">
            <text:p text:style-name="P2">49A</text:p>
          </table:table-cell>
          <table:table-cell table:style-name="Таблица2.A32" office:value-type="string">
            <text:p text:style-name="P2">0200</text:p>
          </table:table-cell>
          <table:table-cell table:style-name="Таблица2.A32" office:value-type="string">
            <text:p text:style-name="P63">CLA</text:p>
          </table:table-cell>
          <table:table-cell table:style-name="Таблица2.A32" office:value-type="string">
            <text:p text:style-name="P11">Отчистка аккумулятора</text:p>
          </table:table-cell>
        </table:table-row>
        <table:table-row>
          <table:table-cell table:style-name="Таблица2.A32" office:value-type="string">
            <text:p text:style-name="P2">49B</text:p>
          </table:table-cell>
          <table:table-cell table:style-name="Таблица2.A32" office:value-type="string">
            <text:p text:style-name="P2">1206</text:p>
          </table:table-cell>
          <table:table-cell table:style-name="Таблица2.A32" office:value-type="string">
            <text:p text:style-name="P64">IN 6</text:p>
          </table:table-cell>
          <table:table-cell table:style-name="Таблица2.A32" office:value-type="string">
            <text:p text:style-name="P11">Читаем данные с ВУ-<text:span text:style-name="T30">3</text:span></text:p>
          </table:table-cell>
        </table:table-row>
        <table:table-row table:style-name="Таблица2.35">
          <table:table-cell table:style-name="Таблица2.A32" office:value-type="string">
            <text:p text:style-name="P2">49C</text:p>
          </table:table-cell>
          <table:table-cell table:style-name="Таблица2.A32" office:value-type="string">
            <text:p text:style-name="P2">0A00</text:p>
          </table:table-cell>
          <table:table-cell table:style-name="Таблица2.A32" office:value-type="string">
            <text:p text:style-name="P60">RET</text:p>
          </table:table-cell>
          <table:table-cell table:style-name="Таблица2.A32" office:value-type="string">
            <text:p text:style-name="P18">Возврат</text:p>
          </table:table-cell>
        </table:table-row>
        <table:table-row>
          <table:table-cell table:style-name="Таблица2.A36" office:value-type="string">
            <text:p text:style-name="P2">49D</text:p>
          </table:table-cell>
          <table:table-cell table:style-name="Таблица2.A36" office:value-type="string">
            <text:p text:style-name="P2">1207</text:p>
          </table:table-cell>
          <table:table-cell table:style-name="Таблица2.A36" office:value-type="string">
            <text:p text:style-name="P59">IN 7</text:p>
          </table:table-cell>
          <table:table-cell table:style-name="Таблица2.A36" office:value-type="string">
            <text:p text:style-name="P20">Проверяем ожидание</text:p>
          </table:table-cell>
        </table:table-row>
        <table:table-row>
          <table:table-cell table:style-name="Таблица2.A36" office:value-type="string">
            <text:p text:style-name="P2">49E</text:p>
          </table:table-cell>
          <table:table-cell table:style-name="Таблица2.A36" office:value-type="string">
            <text:p text:style-name="P2">2F40</text:p>
          </table:table-cell>
          <table:table-cell table:style-name="Таблица2.A36" office:value-type="string">
            <text:p text:style-name="P59">AND #0x40</text:p>
          </table:table-cell>
          <table:table-cell table:style-name="Таблица2.A36" office:value-type="string">
            <text:p text:style-name="P20">Применяем маску чтобы проверить состояние</text:p>
          </table:table-cell>
        </table:table-row>
        <table:table-row>
          <table:table-cell table:style-name="Таблица2.A36" office:value-type="string">
            <text:p text:style-name="P2">49F</text:p>
          </table:table-cell>
          <table:table-cell table:style-name="Таблица2.A36" office:value-type="string">
            <text:p text:style-name="P2">F0FD</text:p>
          </table:table-cell>
          <table:table-cell table:style-name="Таблица2.A36" office:value-type="string">
            <text:p text:style-name="P59">BEQ <text:span text:style-name="T29">IP - 3</text:span></text:p>
          </table:table-cell>
          <table:table-cell table:style-name="Таблица2.A36" office:value-type="string">
            <text:p text:style-name="P20">Если в результате ноль, то повторяем действия</text:p>
          </table:table-cell>
        </table:table-row>
        <table:table-row>
          <table:table-cell table:style-name="Таблица2.A36" office:value-type="string">
            <text:p text:style-name="P2">4A0</text:p>
          </table:table-cell>
          <table:table-cell table:style-name="Таблица2.A36" office:value-type="string">
            <text:p text:style-name="P2">0A00</text:p>
          </table:table-cell>
          <table:table-cell table:style-name="Таблица2.A36" office:value-type="string">
            <text:p text:style-name="P60">RET</text:p>
          </table:table-cell>
          <table:table-cell table:style-name="Таблица2.A36" office:value-type="string">
            <text:p text:style-name="P18">Возврат</text:p>
          </table:table-cell>
        </table:table-row>
      </table:table>
      <text:p text:style-name="P46"/>
      <text:p text:style-name="P46"/>
      <text:h text:style-name="Heading_20_3" text:outline-level="3"><text:bookmark-start text:name="__RefHeading___Toc5947_691564783"/>Данные<text:bookmark-end text:name="__RefHeading___Toc5947_69156478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8">Адрес</text:p>
          </table:table-cell>
          <table:table-cell table:style-name="Таблица3.A1" office:value-type="string">
            <text:p text:style-name="P98">Данные</text:p>
          </table:table-cell>
          <table:table-cell table:style-name="Таблица3.A1" office:value-type="string">
            <text:p text:style-name="P53">Мнемоника</text:p>
          </table:table-cell>
          <table:table-cell table:style-name="Таблица3.A1" office:value-type="string">
            <text:p text:style-name="P14">Описание</text:p>
          </table:table-cell>
        </table:table-row>
        <table:table-row>
          <table:table-cell table:style-name="Таблица3.A1" office:value-type="string">
            <text:p text:style-name="P3">4A1</text:p>
          </table:table-cell>
          <table:table-cell table:style-name="Таблица3.A1" office:value-type="string">
            <text:p text:style-name="P3">056A</text:p>
          </table:table-cell>
          <table:table-cell table:style-name="Таблица3.A1" office:value-type="string">
            <text:p text:style-name="P78"><text:span text:style-name="T50">START</text:span>_ADDR</text:p>
          </table:table-cell>
          <table:table-cell table:style-name="Таблица3.A1" office:value-type="string">
            <text:p text:style-name="P27">Адрес начала значений ячеек с данными</text:p>
          </table:table-cell>
        </table:table-row>
        <table:table-row>
          <table:table-cell table:style-name="Таблица3.A1" office:value-type="string">
            <text:p text:style-name="P3">4A2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93">CURRENT_ADDR</text:p>
          </table:table-cell>
          <table:table-cell table:style-name="Таблица3.A1" office:value-type="string">
            <text:p text:style-name="P29">Адрес текущей ячейки</text:p>
          </table:table-cell>
        </table:table-row>
        <table:table-row>
          <table:table-cell table:style-name="Таблица3.A1" office:value-type="string">
            <text:p text:style-name="P3">4A3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81">STOP_CHAR</text:p>
          </table:table-cell>
          <table:table-cell table:style-name="Таблица3.A1" office:value-type="string">
            <text:p text:style-name="P31">Стоп-символ</text:p>
          </table:table-cell>
        </table:table-row>
        <table:table-row>
          <table:table-cell table:style-name="Таблица3.A1" office:value-type="string">
            <text:p text:style-name="P3">4A4</text:p>
          </table:table-cell>
          <table:table-cell table:style-name="Таблица3.A1" office:value-type="string">
            <text:p text:style-name="P3">FF00</text:p>
          </table:table-cell>
          <table:table-cell table:style-name="Таблица3.A1" office:value-type="string">
            <text:p text:style-name="P83">MASK_HIGH</text:p>
          </table:table-cell>
          <table:table-cell table:style-name="Таблица3.A1" office:value-type="string">
            <text:p text:style-name="P33">Маска на старшие разряды</text:p>
          </table:table-cell>
        </table:table-row>
        <table:table-row>
          <table:table-cell table:style-name="Таблица3.A1" office:value-type="string">
            <text:p text:style-name="P10">4A5</text:p>
          </table:table-cell>
          <table:table-cell table:style-name="Таблица3.A1" office:value-type="string">
            <text:p text:style-name="P10">00FF</text:p>
          </table:table-cell>
          <table:table-cell table:style-name="Таблица3.A1" office:value-type="string">
            <text:p text:style-name="P85">MASK_LOW</text:p>
          </table:table-cell>
          <table:table-cell table:style-name="Таблица3.A1" office:value-type="string">
            <text:p text:style-name="P33">Маска на младшие разряды</text:p>
          </table:table-cell>
        </table:table-row>
      </table:table>
      <text:p text:style-name="P48"/>
      <text:p text:style-name="Standard"><text:soft-page-break/></text:p>
      <text:h text:style-name="Heading_20_3" text:outline-level="3"><text:bookmark-start text:name="__RefHeading___Toc10233_2376174330"/>Слово и его различные кодировки<text:bookmark-end text:name="__RefHeading___Toc10233_2376174330"/></text:h>
      <text:h text:style-name="Heading_20_4" text:outline-level="4"><text:bookmark-start text:name="__RefHeading___Toc5949_691564783"/>Слово<text:bookmark-end text:name="__RefHeading___Toc5949_691564783"/></text:h>
      <text:p text:style-name="P39">Дубок:</text:p>
      <text:h text:style-name="Heading_20_4" text:outline-level="4"><text:bookmark-start text:name="__RefHeading___Toc5951_691564783"/>Кодировки<text:bookmark-end text:name="__RefHeading___Toc5951_691564783"/></text:h>
      <text:p text:style-name="P40"><text:span text:style-name="T7">UTF-8</text:span> <text:span text:style-name="T16">D</text:span>094 <text:span text:style-name="T16">D</text:span>183 0x<text:span text:style-name="T16">D</text:span>0 0x<text:span text:style-name="T16">B</text:span>1 <text:span text:style-name="T16">D</text:span>0<text:span text:style-name="T16">BE</text:span> <text:span text:style-name="T16">D</text:span>0<text:span text:style-name="T16">BA</text:span> <text:span text:style-name="T16">3A</text:span></text:p>
      <text:p text:style-name="P41"><text:span text:style-name="T7">UTF-16</text:span> 0414 0443 0431 043E 043A 003A</text:p>
      <text:p text:style-name="P100"><text:span text:style-name="T8">КОИ-8</text:span><text:span text:style-name="T12"> </text:span><text:span text:style-name="T13">E4</text:span><text:span text:style-name="T14">D5 C2CF CB</text:span><text:span text:style-name="T15">3A</text:span></text:p>
      <text:h text:style-name="Heading_20_3" text:outline-level="3"><text:bookmark-start text:name="__RefHeading___Toc10235_2376174330"/>Назначение программы и реализуемая ею функция<text:bookmark-end text:name="__RefHeading___Toc10235_2376174330"/></text:h>
      <text:p text:style-name="Text_20_body"><text:bookmark-start text:name="__RefHeading___Toc5953_691564783"/>Программа предназначена для асинхронного ввода <text:span text:style-name="T19">8 битных </text:span><text:span text:style-name="T20">кодов символов </text:span><text:span text:style-name="T24">(в данном варианте это символы слова «Дубок:»)</text:span><text:span text:style-name="T17"> в кодировке КОИ-8 </text:span><text:span text:style-name="T18">через ВУ-3 </text:span><text:span text:style-name="T19">и запис</text:span><text:span text:style-name="T22">и</text:span><text:span text:style-name="T19"> в </text:span><text:span text:style-name="T21">ячейки памяти, отведённые для </text:span><text:span text:style-name="T23">их хранения. Запись происходит до ввода стоп символа.</text:span><text:bookmark-end text:name="__RefHeading___Toc5953_691564783"/></text:p>
      <text:h text:style-name="Heading_20_3" text:outline-level="3"><text:bookmark-start text:name="__RefHeading___Toc14656_691564783"/>Описание и назначение исходных данных<text:bookmark-end text:name="__RefHeading___Toc14656_691564783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1">i</text:p>
          </table:table-cell>
          <table:table-cell table:style-name="Таблица5.A1" office:value-type="string">
            <text:p text:style-name="P35">Символ результата кодировки КОИ-8</text:p>
          </table:table-cell>
        </table:table-row>
        <table:table-row>
          <table:table-cell table:style-name="Таблица5.A1" office:value-type="string">
            <text:p text:style-name="P79"><text:span text:style-name="T50">START</text:span>_ADDR</text:p>
          </table:table-cell>
          <table:table-cell table:style-name="Таблица5.A1" office:value-type="string">
            <text:p text:style-name="P28"><text:span text:style-name="T85">Ячейка с а</text:span>дрес<text:span text:style-name="T85">ом</text:span> начала значений ячеек с данными</text:p>
          </table:table-cell>
        </table:table-row>
        <table:table-row>
          <table:table-cell table:style-name="Таблица5.A1" office:value-type="string">
            <text:p text:style-name="P94">CURRENT_ADDR</text:p>
          </table:table-cell>
          <table:table-cell table:style-name="Таблица5.A1" office:value-type="string">
            <text:p text:style-name="P30"><text:span text:style-name="T85">Ячейка с </text:span><text:span text:style-name="T89">адресом текущей ячейки памяти </text:span><text:span text:style-name="T90">(куда обращаться)</text:span></text:p>
          </table:table-cell>
        </table:table-row>
        <table:table-row>
          <table:table-cell table:style-name="Таблица5.A1" office:value-type="string">
            <text:p text:style-name="P82">STOP_CHAR</text:p>
          </table:table-cell>
          <table:table-cell table:style-name="Таблица5.A1" office:value-type="string">
            <text:p text:style-name="P32">Стоп-символ</text:p>
          </table:table-cell>
        </table:table-row>
        <table:table-row>
          <table:table-cell table:style-name="Таблица5.A1" office:value-type="string">
            <text:p text:style-name="P84">MASK_HIGH</text:p>
          </table:table-cell>
          <table:table-cell table:style-name="Таблица5.A1" office:value-type="string">
            <text:p text:style-name="P34"><text:span text:style-name="T85">Ячейка с м</text:span>аск<text:span text:style-name="T85">ой</text:span> на старшие разряды</text:p>
          </table:table-cell>
        </table:table-row>
        <table:table-row>
          <table:table-cell table:style-name="Таблица5.A1" office:value-type="string">
            <text:p text:style-name="P86">MASK_LOW</text:p>
          </table:table-cell>
          <table:table-cell table:style-name="Таблица5.A1" office:value-type="string">
            <text:p text:style-name="P34"><text:span text:style-name="T85">Ячейка с м</text:span>аск<text:span text:style-name="T85">ой</text:span> на младшие разряды</text:p>
          </table:table-cell>
        </table:table-row>
        <table:table-row table:style-name="Таблица5.7">
          <table:table-cell table:style-name="Таблица5.A1" office:value-type="string">
            <text:p text:style-name="P90">S</text:p>
          </table:table-cell>
          <table:table-cell table:style-name="Таблица5.A1" office:value-type="string">
            <text:p text:style-name="P36">Адрес последней используемой ячейки стека (нужна для одз)</text:p>
          </table:table-cell>
        </table:table-row>
      </table:table>
      <text:p text:style-name="P9"><text:span text:style-name="T73"/></text:p>
      <text:p text:style-name="P118"><text:span text:style-name="T95">[</text:span><text:span text:style-name="T54">START_ADDR — 0x…</text:span><text:span text:style-name="T95">]</text:span><text:span text:style-name="T54"> -- данные ячее</text:span><text:span text:style-name="T55">к с кодами символов кодировки КОИ-8R, </text:span><text:span text:style-name="T69">результат работы программы</text:span>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89"><text:span text:style-name="T81">i </text:span><text:span text:style-name="T75">-- </text:span><text:span text:style-name="T72">беззнаковое </text:span><text:span text:style-name="T75">8</text:span><text:span text:style-name="T72">-ми разрядное</text:span><text:span text:style-name="T74"> число, </text:span><text:span text:style-name="T87">но символы хранятся в 16-ти разрядных ячейках.</text:span></text:p>
      <text:p text:style-name="P80"><text:span text:style-name="T50">START</text:span>_ADDR, <text:span text:style-name="T86">CURRENT_ADDR</text:span> — <text:span text:style-name="T72">беззнаковое 1</text:span><text:span text:style-name="T79">1</text:span><text:span text:style-name="T72">-ти разрядн</text:span><text:span text:style-name="T88">ое</text:span><text:span text:style-name="T74"> </text:span><text:span text:style-name="T88">число.</text:span></text:p>
      <text:p text:style-name="P87">STOP_CHAR -- <text:span text:style-name="T72">беззнаковое </text:span>8<text:span text:style-name="T72">-ти разрядн</text:span><text:span text:style-name="T74">ый код</text:span><text:span text:style-name="T72"> в диапазоне </text:span><text:span text:style-name="T74">[</text:span><text:span text:style-name="T76">0, </text:span><text:span text:style-name="T96">2^7-1</text:span><text:span text:style-name="T74">], </text:span><text:span text:style-name="T78">но символы хранятся в 16-ти разрядных ячейках, </text:span><text:span text:style-name="T92">[0, 2^1</text:span><text:span text:style-name="T93">5</text:span><text:span text:style-name="T92"> - 1]</text:span></text:p>
      <text:p text:style-name="P88">MASK_HIGH -- <text:span text:style-name="T72">беззнаковое 16-ти разрядн</text:span><text:span text:style-name="T74">ый код</text:span><text:span text:style-name="T72"> в диапазоне </text:span><text:span text:style-name="T74">[</text:span><text:span text:style-name="T77">0, </text:span><text:span text:style-name="T94">2^15 - 1</text:span><text:span text:style-name="T74">]</text:span></text:p>
      <text:p text:style-name="P88">MASK_LOW -- <text:span text:style-name="T72">беззнаковое 16-ти разрядн</text:span><text:span text:style-name="T74">ый код</text:span><text:span text:style-name="T72"> в диапазоне </text:span><text:span text:style-name="T74">[</text:span><text:span text:style-name="T77">0, </text:span><text:span text:style-name="T94">2^15 - 1</text:span><text:span text:style-name="T74">]</text:span></text:p>
      <text:p text:style-name="P92">S* -- адрес последней <text:span text:style-name="T80">используемой ячейки стека - </text:span><text:span text:style-name="T72">беззнаковое </text:span><text:span text:style-name="T75">8</text:span><text:span text:style-name="T72">-ми разрядное</text:span><text:span text:style-name="T74"> число;</text:span></text:p>
      <text:p text:style-name="P118"/>
      <text:h text:style-name="Heading_20_4" text:outline-level="4"><text:bookmark-start text:name="__RefHeading___Toc10241_2376174330"/><text:soft-page-break/>Область допустимых значений<text:bookmark-end text:name="__RefHeading___Toc10241_2376174330"/></text:h>
      <text:p text:style-name="P117">i ∈[0x0, <text:span text:style-name="T82">0xFF]</text:span></text:p>
      <text:p text:style-name="P117">STOP_CHAR ∈[0x0, 0xFF]</text:p>
      <text:p text:style-name="P117">START_ADDR ∈[0x56A, 0x7FF] <text:span text:style-name="T83">U [0x0, 0x</text:span><text:span text:style-name="T84">47A</text:span><text:span text:style-name="T83">]</text:span></text:p>
      <text:p text:style-name="P117">CURRENT_ADDR ∈[START_ADDR, 0x7FF — S] U [0, 0x47<text:span text:style-name="T84">A</text:span>]</text:p>
      <text:h text:style-name="Heading_20_3" text:outline-level="3"><text:bookmark-start text:name="__RefHeading___Toc10243_2376174330"/>Расположение в памяти ЭВМ программы, <text:span text:style-name="T53">подпрограмм и программных комплексов</text:span>, исходных данных и результатов<text:bookmark-end text:name="__RefHeading___Toc10243_2376174330"/></text:h>
      <text:p text:style-name="P101">Код программы — ячейки с 0x47B по 0x4A0</text:p>
      <text:p text:style-name="P102">Первая команда по адресу <text:span text:style-name="T91">0x47B</text:span></text:p>
      <text:p text:style-name="P102">Ячейка 0x487 — команда остановки программы</text:p>
      <text:h text:style-name="Heading_20_4" text:outline-level="4"><text:bookmark-start text:name="__RefHeading___Toc6899_691564783"/>Подпрограммы<text:bookmark-end text:name="__RefHeading___Toc6899_691564783"/></text:h>
      <text:p text:style-name="P108">0x47B - <text:span text:style-name="T66">0x47C</text:span> — <text:s/>подпрограмм<text:span text:style-name="T61">а</text:span> START</text:p>
      <text:p text:style-name="P108">0x47D - <text:span text:style-name="T67">0x480</text:span> — <text:s/>подпрограмм<text:span text:style-name="T61">а</text:span> ODD_CHAR</text:p>
      <text:p text:style-name="P108">0x481 - <text:span text:style-name="T67">0x486</text:span> — <text:s/>подпрограмм<text:span text:style-name="T61">а</text:span> EVEN_CHAR</text:p>
      <text:p text:style-name="P109">0x48<text:span text:style-name="T57">7</text:span> — <text:s/>подпрограмм<text:span text:style-name="T61">а</text:span> <text:span text:style-name="T56">EXIT</text:span></text:p>
      <text:p text:style-name="P110">0x<text:span text:style-name="T58">48</text:span><text:span text:style-name="T59">8 - </text:span><text:span text:style-name="T67">0x489</text:span><text:span text:style-name="T58"> — <text:s/>подпрограмм</text:span><text:span text:style-name="T61">а</text:span><text:span text:style-name="T58"> ADJUST_CURRENT_ADDR</text:span></text:p>
      <text:p text:style-name="P111">0x<text:span text:style-name="T58">48</text:span><text:span text:style-name="T60">A - </text:span><text:span text:style-name="T68">0x491</text:span><text:span text:style-name="T58"> — <text:s/>подпрограмм</text:span><text:span text:style-name="T61">а</text:span><text:span text:style-name="T58"> </text:span><text:span text:style-name="T60">STORE_HIGH</text:span></text:p>
      <text:p text:style-name="P112">0x492 — <text:span text:style-name="T62">0x498 — подпрограмма STORE_LOW</text:span></text:p>
      <text:p text:style-name="P113">0x<text:span text:style-name="T63">49</text:span><text:span text:style-name="T65">9</text:span><text:span text:style-name="T63"> - 0x4</text:span><text:span text:style-name="T65">9C</text:span><text:span text:style-name="T62">— подпрограмма </text:span><text:span text:style-name="T63">READ_CHAR</text:span></text:p>
      <text:p text:style-name="P114">0x49<text:span text:style-name="T64">D</text:span> — <text:span text:style-name="T62">0x4</text:span><text:span text:style-name="T64">A0</text:span><text:span text:style-name="T62"> — подпрограмма </text:span><text:span text:style-name="T64">WAIT_DEVICE_READY</text:span></text:p>
      <text:p text:style-name="P103"/>
      <text:p text:style-name="P104">0x4A1 — <text:span text:style-name="T51">START_ADDR, </text:span><text:span text:style-name="T52">а</text:span><text:span text:style-name="T51">дрес начала значений ячеек с данными</text:span></text:p>
      <text:p text:style-name="P105">0x4A2 — CURRENT_ADDR, адрес текущей ячейки</text:p>
      <text:p text:style-name="P106">0x4A3 — STOP_CHAR, стоп-символ</text:p>
      <text:p text:style-name="P106">0x4A4 — MASK_HIGH, маска на старшие разряды</text:p>
      <text:p text:style-name="P107">0x4A5 — MASK_LOW, маска на младшие разряды</text:p>
      <text:p text:style-name="P107"/>
      <text:h text:style-name="P128" text:outline-level="2"/>
      <text:h text:style-name="P127" text:outline-level="2"><text:bookmark-start text:name="__RefHeading___Toc10231_2376174330 Копия 1"/>Дополнительное задание<text:bookmark-end text:name="__RefHeading___Toc10231_2376174330 Копия 1"/></text:h>
      <text:p text:style-name="P136"/>
      <text:p text:style-name="P137">Что надо сделать?</text:p>
      <text:p text:style-name="P137">Написать программу, которая вводит данные с ВУ-9, а выводит на текстовый принтер <text:span text:style-name="T99">ВУ-5</text:span> в обратном порядке.</text:p>
      <text:p text:style-name="P137">Все остальное согласно заданию.</text:p>
      <text:p text:style-name="P137">СТОП_СИМВОЛ 0</text:p>
      <text:p text:style-name="P136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7"><text:bookmark-start text:name="__DdeLink__11053_115313966"/><text:bookmark-start text:name="__DdeLink__11080_115313966"/><text:bookmark-start text:name="__DdeLink__11068_115313966"/>ORG 0x47B</text:p>
            <text:p text:style-name="P47">START:</text:p>
            <text:p text:style-name="P47"><text:s text:c="4"/>LD START_ADDR</text:p>
            <text:p text:style-name="P47"><text:s text:c="4"/>ST CURRENT_ADDR</text:p>
            <text:p text:style-name="P47"/>
            <text:p text:style-name="P47"><text:s text:c="4"/>LD STOP_CHAR</text:p>
            <text:p text:style-name="P47"><text:s text:c="4"/>CALL STORE_LOW</text:p>
            <text:p text:style-name="P47"><text:s text:c="4"/>JUMP EVEN_CHAR</text:p>
            <text:p text:style-name="P47"/>
            <text:p text:style-name="P47">ODD_CHAR:</text:p>
            <text:p text:style-name="P47"><text:s text:c="4"/>CALL READ_CHAR</text:p>
            <text:p text:style-name="P47"><text:s text:c="4"/>CALL STORE_LOW</text:p>
            <text:p text:style-name="P47"><text:s text:c="4"/>CMP STOP_CHAR</text:p>
            <text:p text:style-name="P47"><text:s text:c="4"/>BEQ EVEN_CHAR_LOAD</text:p>
            <text:p text:style-name="P47"/>
            <text:p text:style-name="P47">EVEN_CHAR:</text:p>
            <text:p text:style-name="P47"><text:s text:c="4"/>CALL READ_CHAR</text:p>
            <text:p text:style-name="P47"><text:s text:c="4"/>CALL STORE_HIGH</text:p>
            <text:p text:style-name="P47"><text:s text:c="4"/>CMP STOP_CHAR</text:p>
            <text:p text:style-name="P47"><text:s text:c="4"/>BEQ ODD_CHAR_LOAD </text:p>
            <text:p text:style-name="P47"><text:s text:c="4"/>CALL ADJUST_CURRENT_ADDR_INC</text:p>
            <text:p text:style-name="P47"><text:s text:c="4"/>JUMP ODD_CHAR</text:p>
            <text:p text:style-name="P47"/>
            <text:p text:style-name="P47">ODD_CHAR_LOAD:</text:p>
            <text:p text:style-name="P47"><text:s text:c="4"/>CALL LOAD_LOW</text:p>
            <text:p text:style-name="P47"><text:s text:c="4"/>CMP STOP_CHAR</text:p>
            <text:p text:style-name="P47"><text:s text:c="4"/>BEQ EXIT</text:p>
            <text:p text:style-name="P47"><text:s text:c="4"/>CALL TRANSFORM_CHAR</text:p>
            <text:p text:style-name="P47"><text:s text:c="4"/>CALL WRITE_CHAR</text:p>
            <text:p text:style-name="P47"/>
            <text:p text:style-name="P47">EVEN_CHAR_LOAD:</text:p>
            <text:p text:style-name="P47"><text:s text:c="4"/>CALL ADJUST_CURRENT_ADDR_DEC</text:p>
            <text:p text:style-name="P47"><text:s text:c="4"/>CALL LOAD_HIGH</text:p>
            <text:p text:style-name="P47"><text:s text:c="4"/>CMP STOP_CHAR</text:p>
            <text:p text:style-name="P47"><text:s text:c="4"/>BEQ EXIT</text:p>
            <text:p text:style-name="P47"><text:s text:c="4"/>CALL TRANSFORM_CHAR</text:p>
            <text:p text:style-name="P47"><text:s text:c="4"/>CALL WRITE_CHAR</text:p>
            <text:p text:style-name="P47"><text:s text:c="4"/>JUMP ODD_CHAR_LOAD</text:p>
            <text:p text:style-name="P47"/>
            <text:p text:style-name="P47">EXIT:</text:p>
            <text:p text:style-name="P47"><text:s text:c="4"/>HLT</text:p>
            <text:p text:style-name="P47"><text:s text:c="4"/>JUMP START</text:p>
            <text:p text:style-name="P47"/>
            <text:p text:style-name="P47"><text:soft-page-break/>TRANSFORM_CHAR:</text:p>
            <text:p text:style-name="P47"><text:s text:c="4"/>CMP CHAR_MINUS</text:p>
            <text:p text:style-name="P47"><text:s text:c="4"/>BEQ SET_CHAR_MINUS</text:p>
            <text:p text:style-name="P47"><text:s text:c="4"/>CMP CHAR_PLUS</text:p>
            <text:p text:style-name="P47"><text:s text:c="4"/>BEQ SET_CHAR_PLUS</text:p>
            <text:p text:style-name="P47"><text:s text:c="4"/>CMP CHAR_SLASH</text:p>
            <text:p text:style-name="P47"><text:s text:c="4"/>BEQ SET_CHAR_SLASH</text:p>
            <text:p text:style-name="P47"><text:s text:c="4"/>CMP CHAR_STAR</text:p>
            <text:p text:style-name="P47"><text:s text:c="4"/>BEQ SET_CHAR_STAR</text:p>
            <text:p text:style-name="P47"><text:s text:c="4"/>CMP CHAR_DOT</text:p>
            <text:p text:style-name="P47"><text:s text:c="4"/>BEQ SET_CHAR_DOT</text:p>
            <text:p text:style-name="P47"><text:s text:c="4"/>CMP CHAR_EQUALS</text:p>
            <text:p text:style-name="P47"><text:s text:c="4"/>BEQ SET_CHAR_EQUALS</text:p>
            <text:p text:style-name="P47"><text:s text:c="4"/>ADD #0x30</text:p>
            <text:p text:style-name="P47"><text:s text:c="4"/>RET</text:p>
            <text:p text:style-name="P47"/>
            <text:p text:style-name="P47">SET_CHAR_MINUS:</text:p>
            <text:p text:style-name="P47"><text:s text:c="4"/>LD #0x2D</text:p>
            <text:p text:style-name="P47"><text:s text:c="4"/>RET</text:p>
            <text:p text:style-name="P47"><text:s text:c="4"/></text:p>
            <text:p text:style-name="P47">SET_CHAR_PLUS:</text:p>
            <text:p text:style-name="P47"><text:s text:c="4"/>LD #0x2B</text:p>
            <text:p text:style-name="P47"><text:s text:c="4"/>RET</text:p>
            <text:p text:style-name="P47"/>
            <text:p text:style-name="P47">SET_CHAR_SLASH:</text:p>
            <text:p text:style-name="P47"><text:s text:c="4"/>LD #0x2F</text:p>
            <text:p text:style-name="P47"><text:s text:c="4"/>RET</text:p>
            <text:p text:style-name="P47"/>
            <text:p text:style-name="P47">SET_CHAR_STAR:</text:p>
            <text:p text:style-name="P47"><text:s text:c="4"/>LD #0x2A</text:p>
            <text:p text:style-name="P47"><text:s text:c="4"/>RET</text:p>
            <text:p text:style-name="P47"/>
            <text:p text:style-name="P47">SET_CHAR_DOT:</text:p>
            <text:p text:style-name="P47"><text:s text:c="4"/>LD #0x2E</text:p>
            <text:p text:style-name="P47"><text:s text:c="4"/>RET</text:p>
            <text:p text:style-name="P47"/>
            <text:p text:style-name="P47">SET_CHAR_EQUALS:</text:p>
            <text:p text:style-name="P47"><text:s text:c="4"/>LD #0x3D</text:p>
            <text:p text:style-name="P47"><text:s text:c="4"/>RET</text:p>
            <text:p text:style-name="P47"/>
            <text:p text:style-name="P47">ADJUST_CURRENT_ADDR_INC:</text:p>
            <text:p text:style-name="P47"><text:s text:c="4"/>LD (CURRENT_ADDR)+</text:p>
            <text:p text:style-name="P47"><text:s text:c="4"/>RET</text:p>
            <text:p text:style-name="P47"/>
            <text:p text:style-name="P47">ADJUST_CURRENT_ADDR_DEC:</text:p>
            <text:p text:style-name="P47"><text:s text:c="4"/>LD -(CURRENT_ADDR)</text:p>
            <text:p text:style-name="P47"><text:s text:c="4"/>RET</text:p>
            <text:p text:style-name="P47"/>
            <text:p text:style-name="P47">STORE_HIGH: ; Сохранить верхнюю часть</text:p>
            <text:p text:style-name="P47"><text:s text:c="4"/>SWAB</text:p>
            <text:p text:style-name="P47"><text:s text:c="4"/>PUSH</text:p>
            <text:p text:style-name="P47"><text:s text:c="4"/>LD (CURRENT_ADDR)</text:p>
            <text:p text:style-name="P47"><text:s text:c="4"/>AND MASK_LOW</text:p>
            <text:p text:style-name="P47"><text:s text:c="4"/>OR &amp;0</text:p>
            <text:p text:style-name="P47"><text:s text:c="4"/>ST (CURRENT_ADDR)</text:p>
            <text:p text:style-name="P47"><text:s text:c="4"/>POP</text:p>
            <text:p text:style-name="P47"><text:s text:c="4"/>RET</text:p>
            <text:p text:style-name="P47"/>
            <text:p text:style-name="P47"><text:soft-page-break/>STORE_LOW: ; Сохранить нижнюю часть</text:p>
            <text:p text:style-name="P47"><text:s text:c="4"/>PUSH</text:p>
            <text:p text:style-name="P47"><text:s text:c="4"/>LD (CURRENT_ADDR)</text:p>
            <text:p text:style-name="P47"><text:s text:c="4"/>AND MASK_HIGH</text:p>
            <text:p text:style-name="P47"><text:s text:c="4"/>OR &amp;0</text:p>
            <text:p text:style-name="P47"><text:s text:c="4"/>ST (CURRENT_ADDR)</text:p>
            <text:p text:style-name="P47"><text:s text:c="4"/>POP</text:p>
            <text:p text:style-name="P47"><text:s text:c="4"/>RET</text:p>
            <text:p text:style-name="P47"/>
            <text:p text:style-name="P47">READ_CHAR: ; returns AC 8 bit char segment</text:p>
            <text:p text:style-name="P47"><text:s text:c="4"/>CALL WAIT_DEVICE_READY_9</text:p>
            <text:p text:style-name="P47"><text:s text:c="4"/>CLA</text:p>
            <text:p text:style-name="P47"><text:s text:c="4"/>IN 0x1C</text:p>
            <text:p text:style-name="P47"><text:s text:c="4"/>RET</text:p>
            <text:p text:style-name="P47"/>
            <text:p text:style-name="P47">LOAD_HIGH:</text:p>
            <text:p text:style-name="P47"><text:s text:c="4"/>LD (CURRENT_ADDR)</text:p>
            <text:p text:style-name="P47"><text:s text:c="4"/>AND MASK_HIGH</text:p>
            <text:p text:style-name="P47"><text:s text:c="4"/>SWAB</text:p>
            <text:p text:style-name="P47"><text:s text:c="4"/>RET</text:p>
            <text:p text:style-name="P47"/>
            <text:p text:style-name="P47">LOAD_LOW:</text:p>
            <text:p text:style-name="P47"><text:s text:c="4"/>LD (CURRENT_ADDR)</text:p>
            <text:p text:style-name="P47"><text:s text:c="4"/>AND MASK_LOW</text:p>
            <text:p text:style-name="P47"><text:s text:c="4"/>RET</text:p>
            <text:p text:style-name="P47"/>
            <text:p text:style-name="P47">WRITE_CHAR:</text:p>
            <text:p text:style-name="P47"><text:s text:c="4"/>CALL WAIT_DEVICE_READY_5</text:p>
            <text:p text:style-name="P47"><text:s text:c="4"/>OUT 0xC</text:p>
            <text:p text:style-name="P47"><text:s text:c="4"/>RET</text:p>
            <text:p text:style-name="P47"/>
            <text:p text:style-name="P47">WAIT_DEVICE_READY_5:</text:p>
            <text:p text:style-name="P47"><text:s text:c="4"/>PUSH</text:p>
            <text:p text:style-name="P47">NOT_READY_5:</text:p>
            <text:p text:style-name="P47"><text:s text:c="4"/>IN 0xD</text:p>
            <text:p text:style-name="P47"><text:s text:c="4"/>AND #0x40</text:p>
            <text:p text:style-name="P47"><text:s text:c="4"/>BEQ NOT_READY_5</text:p>
            <text:p text:style-name="P47"><text:s text:c="4"/>POP</text:p>
            <text:p text:style-name="P47"><text:s text:c="4"/>RET</text:p>
            <text:p text:style-name="P47"/>
            <text:p text:style-name="P47">WAIT_DEVICE_READY_9:</text:p>
            <text:p text:style-name="P47"><text:s text:c="4"/>PUSH</text:p>
            <text:p text:style-name="P47">NOT_READY_9:</text:p>
            <text:p text:style-name="P47"><text:s text:c="4"/>IN 0x1D</text:p>
            <text:p text:style-name="P47"><text:s text:c="4"/>AND #0x40</text:p>
            <text:p text:style-name="P47"><text:s text:c="4"/>BEQ NOT_READY_9</text:p>
            <text:p text:style-name="P47"><text:s text:c="4"/>POP</text:p>
            <text:p text:style-name="P47"><text:s text:c="4"/>RET</text:p>
            <text:p text:style-name="P47"/>
            <text:p text:style-name="P47">START_ADDR: WORD 0x56A ; Адрес начала</text:p>
            <text:p text:style-name="P47">CURRENT_ADDR: WORD ? ; Адрес текущей ячейки</text:p>
            <text:p text:style-name="P47">STOP_CHAR: WORD 0x0000 ; Стоп-символ</text:p>
            <text:p text:style-name="P47">MASK_HIGH: WORD 0xFF00</text:p>
            <text:p text:style-name="P47">MASK_LOW: WORD 0x00FF</text:p>
            <text:p text:style-name="P47"><text:soft-page-break/></text:p>
            <text:p text:style-name="P47">CHAR_MINUS: WORD 0x000A</text:p>
            <text:p text:style-name="P47">CHAR_PLUS: WORD 0x000B</text:p>
            <text:p text:style-name="P47">CHAR_SLASH: WORD 0x000C</text:p>
            <text:p text:style-name="P47">CHAR_STAR: WORD 0x000D</text:p>
            <text:p text:style-name="P47">CHAR_DOT: WORD 0x000E</text:p>
            <text:p text:style-name="P47">CHAR_EQUALS: WORD 0x000F<text:bookmark-end text:name="__DdeLink__11068_115313966"/><text:bookmark-end text:name="__DdeLink__11053_115313966"/><text:bookmark-end text:name="__DdeLink__11080_115313966"/></text:p>
          </table:table-cell>
        </table:table-row>
      </table:table>
      <text:p text:style-name="P136"/>
      <text:p text:style-name="P115"/>
      <text:h text:style-name="Heading_20_2" text:outline-level="2"><text:bookmark-start text:name="__RefHeading___Toc10245_2376174330"/>Трассировка программы<text:bookmark-end text:name="__RefHeading___Toc10245_2376174330"/></text:h>
      <text:p text:style-name="Text_20_body"/>
      <table:table table:name="Таблица4" table:style-name="Таблица4">
        <table:table-column table:style-name="Таблица4.A" table:number-columns-repeated="12"/>
        <table:table-row table:style-name="Таблица4.1">
          <table:table-cell table:style-name="Таблица4.A1" table:number-columns-spanned="2" office:value-type="string">
            <text:p text:style-name="P50">Выполняемая команда</text:p>
          </table:table-cell>
          <table:covered-table-cell/>
          <table:table-cell table:style-name="Таблица4.A1" table:number-columns-spanned="8" office:value-type="string">
            <text:p text:style-name="P51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51">Ячейка, содержимое которой изменилось после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50">Адрес</text:p>
          </table:table-cell>
          <table:table-cell table:style-name="Таблица4.A1" office:value-type="string">
            <text:p text:style-name="P50">Код</text:p>
          </table:table-cell>
          <table:table-cell table:style-name="Таблица4.A1" office:value-type="string">
            <text:p text:style-name="P51">IP</text:p>
          </table:table-cell>
          <table:table-cell table:style-name="Таблица4.A1" office:value-type="string">
            <text:p text:style-name="P51">CR</text:p>
          </table:table-cell>
          <table:table-cell table:style-name="Таблица4.A1" office:value-type="string">
            <text:p text:style-name="P51">AR</text:p>
          </table:table-cell>
          <table:table-cell table:style-name="Таблица4.A1" office:value-type="string">
            <text:p text:style-name="P51">DR</text:p>
          </table:table-cell>
          <table:table-cell table:style-name="Таблица4.A1" office:value-type="string">
            <text:p text:style-name="P51">SP</text:p>
          </table:table-cell>
          <table:table-cell table:style-name="Таблица4.A1" office:value-type="string">
            <text:p text:style-name="P51">BR</text:p>
          </table:table-cell>
          <table:table-cell table:style-name="Таблица4.A1" office:value-type="string">
            <text:p text:style-name="P51">AC</text:p>
          </table:table-cell>
          <table:table-cell table:style-name="Таблица4.A1" office:value-type="string">
            <text:p text:style-name="P51">NZVC</text:p>
          </table:table-cell>
          <table:table-cell table:style-name="Таблица4.A1" office:value-type="string">
            <text:p text:style-name="P50">Адрес</text:p>
          </table:table-cell>
          <table:table-cell table:style-name="Таблица4.A1" office:value-type="string">
            <text:p text:style-name="P50">Новый код</text:p>
          </table:table-cell>
        </table:table-row>
        <table:table-row table:style-name="Таблица4.1">
          <table:table-cell table:style-name="Таблица4.A1" office:value-type="string">
            <text:p text:style-name="P49">47B</text:p>
          </table:table-cell>
          <table:table-cell table:style-name="Таблица4.A1" office:value-type="string">
            <text:p text:style-name="P49">AE25</text:p>
          </table:table-cell>
          <table:table-cell table:style-name="Таблица4.A1" office:value-type="string">
            <text:p text:style-name="P49">47C</text:p>
          </table:table-cell>
          <table:table-cell table:style-name="Таблица4.A1" office:value-type="string">
            <text:p text:style-name="P49">AE25</text:p>
          </table:table-cell>
          <table:table-cell table:style-name="Таблица4.A1" office:value-type="string">
            <text:p text:style-name="P49">4A1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5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C</text:p>
          </table:table-cell>
          <table:table-cell table:style-name="Таблица4.A1" office:value-type="string">
            <text:p text:style-name="P49">EE25</text:p>
          </table:table-cell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EE25</text:p>
          </table:table-cell>
          <table:table-cell table:style-name="Таблица4.A1" office:value-type="string">
            <text:p text:style-name="P49">4A2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5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4A2</text:p>
          </table:table-cell>
          <table:table-cell table:style-name="Таблица4.A1" office:value-type="string">
            <text:p text:style-name="P49">056A</text:p>
          </table:table-cell>
        </table:table-row>
        <table:table-row table:style-name="Таблица4.1"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56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540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</table:table-row>
        <table:table-row table:style-name="Таблица4.1"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E4</text:p>
          </table:table-cell>
        </table:table-row>
        <table:table-row table:style-name="Таблица4.1"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A4</text:p>
          </table:table-cell>
          <table:table-cell table:style-name="Таблица4.A1" office:value-type="string">
            <text:p text:style-name="P49">F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F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FF1B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B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00E4</text:p>
          </table:table-cell>
        </table:table-row>
        <table:table-row table:style-name="Таблица4.1"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7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8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3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0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F<text:soft-page-break/></text:p>
          </table:table-cell>
          <table:table-cell table:style-name="Таблица4.A1" office:value-type="string">
            <text:p text:style-name="P49">0482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D5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D5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00D5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</table:table-row>
        <table:table-row table:style-name="Таблица4.1"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8B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D500</text:p>
          </table:table-cell>
        </table:table-row>
        <table:table-row table:style-name="Таблица4.1"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5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A5</text:p>
          </table:table-cell>
          <table:table-cell table:style-name="Таблица4.A1" office:value-type="string">
            <text:p text:style-name="P49">00FF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7</text:p>
          </table:table-cell>
          <table:table-cell table:style-name="Таблица4.A1" office:value-type="string">
            <text:p text:style-name="P49">00E4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2A1B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2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D5E4</text:p>
          </table:table-cell>
        </table:table-row>
        <table:table-row table:style-name="Таблица4.1"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0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1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1F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4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8</text:p>
          </table:table-cell>
          <table:table-cell table:style-name="Таблица4.A1" office:value-type="string">
            <text:p text:style-name="P49">D5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</table:table-row>
        <table:table-row table:style-name="Таблица4.1"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56A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019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4A2</text:p>
          </table:table-cell>
          <table:table-cell table:style-name="Таблица4.A1" office:value-type="string">
            <text:p text:style-name="P49">056B</text:p>
          </table:table-cell>
        </table:table-row>
        <table:table-row table:style-name="Таблица4.1"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9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47D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FFF6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D5E4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D54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</table:table-row>
        <table:table-row table:style-name="Таблица4.1"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2</text:p>
          </table:table-cell>
        </table:table-row>
        <table:table-row table:style-name="Таблица4.1"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A4</text:p>
          </table:table-cell>
          <table:table-cell table:style-name="Таблица4.A1" office:value-type="string">
            <text:p text:style-name="P49">F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F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FF3D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B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00C2</text:p>
          </table:table-cell>
        </table:table-row>
        <table:table-row table:style-name="Таблица4.1"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7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8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3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0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CF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CF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00CF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</table:table-row>
        <table:table-row table:style-name="Таблица4.1"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8B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CF00</text:p>
          </table:table-cell>
        </table:table-row>
        <table:table-row table:style-name="Таблица4.1"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5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A5</text:p>
          </table:table-cell>
          <table:table-cell table:style-name="Таблица4.A1" office:value-type="string">
            <text:p text:style-name="P49">00FF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7</text:p>
          </table:table-cell>
          <table:table-cell table:style-name="Таблица4.A1" office:value-type="string">
            <text:p text:style-name="P49">00C2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303D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2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CFC2</text:p>
          </table:table-cell>
        </table:table-row>
        <table:table-row table:style-name="Таблица4.1"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0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1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1F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4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8</text:p>
          </table:table-cell>
          <table:table-cell table:style-name="Таблица4.A1" office:value-type="string">
            <text:p text:style-name="P49">CF0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</table:table-row>
        <table:table-row table:style-name="Таблица4.1"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56B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019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4A2</text:p>
          </table:table-cell>
          <table:table-cell table:style-name="Таблица4.A1" office:value-type="string">
            <text:p text:style-name="P49">056C</text:p>
          </table:table-cell>
        </table:table-row>
        <table:table-row table:style-name="Таблица4.1"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9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47D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FFF6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CFC2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CF40</text:p>
          </table:table-cell>
          <table:table-cell table:style-name="Таблица4.A1" office:value-type="string">
            <text:p text:style-name="P49">1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</table:table-row>
        <table:table-row table:style-name="Таблица4.1"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B</text:p>
          </table:table-cell>
        </table:table-row>
        <table:table-row table:style-name="Таблица4.1"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A4</text:p>
          </table:table-cell>
          <table:table-cell table:style-name="Таблица4.A1" office:value-type="string">
            <text:p text:style-name="P49">F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F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FF34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B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00CB</text:p>
          </table:table-cell>
        </table:table-row>
        <table:table-row table:style-name="Таблица4.1"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7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8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3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0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1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3A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3A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2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DE07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003A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</table:table-row>
        <table:table-row table:style-name="Таблица4.1"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48A</text:p>
          </table:table-cell>
          <table:table-cell table:style-name="Таблица4.A1" office:value-type="string">
            <text:p text:style-name="P49">068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A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B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8B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3A00</text:p>
          </table:table-cell>
        </table:table-row>
        <table:table-row table:style-name="Таблица4.1">
          <table:table-cell table:style-name="Таблица4.A1" office:value-type="string">
            <text:p text:style-name="P49">48C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A815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5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D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2E17</text:p>
          </table:table-cell>
          <table:table-cell table:style-name="Таблица4.A1" office:value-type="string">
            <text:p text:style-name="P49">4A5</text:p>
          </table:table-cell>
          <table:table-cell table:style-name="Таблица4.A1" office:value-type="string">
            <text:p text:style-name="P49">00FF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7</text:p>
          </table:table-cell>
          <table:table-cell table:style-name="Таблица4.A1" office:value-type="string">
            <text:p text:style-name="P49">00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E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C534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F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E812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12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3ACB</text:p>
          </table:table-cell>
        </table:table-row>
        <table:table-row table:style-name="Таблица4.1">
          <table:table-cell table:style-name="Таблица4.A1" office:value-type="string">
            <text:p text:style-name="P49">490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0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1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3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1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3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7E1F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1F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484</text:p>
          </table:table-cell>
          <table:table-cell table:style-name="Таблица4.A1" office:value-type="string">
            <text:p text:style-name="P49">F002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4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5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DE02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8</text:p>
          </table:table-cell>
          <table:table-cell table:style-name="Таблица4.A1" office:value-type="string">
            <text:p text:style-name="P49">3A0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</table:table-row>
        <table:table-row table:style-name="Таблица4.1">
          <table:table-cell table:style-name="Таблица4.A1" office:value-type="string">
            <text:p text:style-name="P49">488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AA19</text:p>
          </table:table-cell>
          <table:table-cell table:style-name="Таблица4.A1" office:value-type="string">
            <text:p text:style-name="P49">56C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019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4A2</text:p>
          </table:table-cell>
          <table:table-cell table:style-name="Таблица4.A1" office:value-type="string">
            <text:p text:style-name="P49">056D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49">489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8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89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CEF6</text:p>
          </table:table-cell>
          <table:table-cell table:style-name="Таблица4.A1" office:value-type="string">
            <text:p text:style-name="P49">486</text:p>
          </table:table-cell>
          <table:table-cell table:style-name="Таблица4.A1" office:value-type="string">
            <text:p text:style-name="P49">047D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FFF6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D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1B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9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</table:table-row>
        <table:table-row table:style-name="Таблица4.1">
          <table:table-cell table:style-name="Таблица4.A1" office:value-type="string">
            <text:p text:style-name="P49">499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DE03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3ACB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</table:table-row>
        <table:table-row table:style-name="Таблица4.1"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49D</text:p>
          </table:table-cell>
          <table:table-cell table:style-name="Таблица4.A1" office:value-type="string">
            <text:p text:style-name="P49">1207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D</text:p>
          </table:table-cell>
          <table:table-cell table:style-name="Таблица4.A1" office:value-type="string">
            <text:p text:style-name="P49">3A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2F40</text:p>
          </table:table-cell>
          <table:table-cell table:style-name="Таблица4.A1" office:value-type="string">
            <text:p text:style-name="P49">49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49F</text:p>
          </table:table-cell>
          <table:table-cell table:style-name="Таблица4.A1" office:value-type="string">
            <text:p text:style-name="P49">F0FD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F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A0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A0</text:p>
          </table:table-cell>
          <table:table-cell table:style-name="Таблица4.A1" office:value-type="string">
            <text:p text:style-name="P49">0040</text:p>
          </table:table-cell>
          <table:table-cell table:style-name="Таблица4.A1" office:value-type="string">
            <text:p text:style-name="P49">00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49A</text:p>
          </table:table-cell>
          <table:table-cell table:style-name="Таблица4.A1" office:value-type="string">
            <text:p text:style-name="P49">02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A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49B</text:p>
          </table:table-cell>
          <table:table-cell table:style-name="Таблица4.A1" office:value-type="string">
            <text:p text:style-name="P49">1206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B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C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E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C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E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DE13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</table:table-row>
        <table:table-row table:style-name="Таблица4.1">
          <table:table-cell table:style-name="Таблица4.A1" office:value-type="string">
            <text:p text:style-name="P49">492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0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492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0</text:p>
          </table:table-cell>
        </table:table-row>
        <table:table-row table:style-name="Таблица4.1">
          <table:table-cell table:style-name="Таблица4.A1" office:value-type="string">
            <text:p text:style-name="P49">493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A80E</text:p>
          </table:table-cell>
          <table:table-cell table:style-name="Таблица4.A1" office:value-type="string">
            <text:p text:style-name="P49">56D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4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2E0F</text:p>
          </table:table-cell>
          <table:table-cell table:style-name="Таблица4.A1" office:value-type="string">
            <text:p text:style-name="P49">4A4</text:p>
          </table:table-cell>
          <table:table-cell table:style-name="Таблица4.A1" office:value-type="string">
            <text:p text:style-name="P49">FF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F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5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3C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FFFF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6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E80B</text:p>
          </table:table-cell>
          <table:table-cell table:style-name="Таблица4.A1" office:value-type="string">
            <text:p text:style-name="P49">56D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B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56D</text:p>
          </table:table-cell>
          <table:table-cell table:style-name="Таблица4.A1" office:value-type="string">
            <text:p text:style-name="P49">0000</text:p>
          </table:table-cell>
        </table:table-row>
        <table:table-row table:style-name="Таблица4.1">
          <table:table-cell table:style-name="Таблица4.A1" office:value-type="string">
            <text:p text:style-name="P49">497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800</text:p>
          </table:table-cell>
          <table:table-cell table:style-name="Таблица4.A1" office:value-type="string">
            <text:p text:style-name="P49">7FE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97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98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0A00</text:p>
          </table:table-cell>
          <table:table-cell table:style-name="Таблица4.A1" office:value-type="string">
            <text:p text:style-name="P49">7FF</text:p>
          </table:table-cell>
          <table:table-cell table:style-name="Таблица4.A1" office:value-type="string">
            <text:p text:style-name="P49">047F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498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7F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7E23</text:p>
          </table:table-cell>
          <table:table-cell table:style-name="Таблица4.A1" office:value-type="string">
            <text:p text:style-name="P49">4A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23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7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480</text:p>
          </table:table-cell>
          <table:table-cell table:style-name="Таблица4.A1" office:value-type="string">
            <text:p text:style-name="P49">F006</text:p>
          </table:table-cell>
          <table:table-cell table:style-name="Таблица4.A1" office:value-type="string">
            <text:p text:style-name="P49">000</text:p>
          </table:table-cell>
          <table:table-cell table:style-name="Таблица4.A1" office:value-type="string">
            <text:p text:style-name="P49">0006</text:p>
          </table:table-cell>
          <table:table-cell table:style-name="Таблица4.A1" office:value-type="string">
            <text:p text:style-name="P49">0000</text:p>
          </table:table-cell>
          <table:table-cell table:style-name="Таблица4.A1" office:value-type="string">
            <text:p text:style-name="P49">0101</text:p>
          </table:table-cell>
          <table:table-cell table:style-name="Таблица4.A1" office:value-type="string">
            <text:p text:style-name="P49">-</text:p>
          </table:table-cell>
          <table:table-cell table:style-name="Таблица4.A1" office:value-type="string">
            <text:p text:style-name="P49">-</text:p>
          </table:table-cell>
        </table:table-row>
        <table:table-row table:style-name="Таблица4.1">
          <table:table-cell table:style-name="Таблица4.A153" office:value-type="string">
            <text:p text:style-name="P49">487</text:p>
          </table:table-cell>
          <table:table-cell table:style-name="Таблица4.A153" office:value-type="string">
            <text:p text:style-name="P49">0100</text:p>
          </table:table-cell>
          <table:table-cell table:style-name="Таблица4.A153" office:value-type="string">
            <text:p text:style-name="P49">488</text:p>
          </table:table-cell>
          <table:table-cell table:style-name="Таблица4.A153" office:value-type="string">
            <text:p text:style-name="P49">0100</text:p>
          </table:table-cell>
          <table:table-cell table:style-name="Таблица4.A153" office:value-type="string">
            <text:p text:style-name="P49">487</text:p>
          </table:table-cell>
          <table:table-cell table:style-name="Таблица4.A153" office:value-type="string">
            <text:p text:style-name="P49">0100</text:p>
          </table:table-cell>
          <table:table-cell table:style-name="Таблица4.A153" office:value-type="string">
            <text:p text:style-name="P49">000</text:p>
          </table:table-cell>
          <table:table-cell table:style-name="Таблица4.A153" office:value-type="string">
            <text:p text:style-name="P49">0487</text:p>
          </table:table-cell>
          <table:table-cell table:style-name="Таблица4.A153" office:value-type="string">
            <text:p text:style-name="P49">0000</text:p>
          </table:table-cell>
          <table:table-cell table:style-name="Таблица4.A153" office:value-type="string">
            <text:p text:style-name="P49">0101</text:p>
          </table:table-cell>
          <table:table-cell table:style-name="Таблица4.A153" office:value-type="string">
            <text:p text:style-name="P49">-</text:p>
          </table:table-cell>
          <table:table-cell table:style-name="Таблица4.A153" office:value-type="string">
            <text:p text:style-name="P49">-</text:p>
          </table:table-cell>
        </table:table-row>
      </table:table>
      <text:p text:style-name="Standard"/>
      <text:p text:style-name="Standard"/>
      <text:h text:style-name="P125" text:outline-level="1"><text:bookmark-start text:name="__RefHeading___Toc10247_2376174330"/>Заключение<text:bookmark-end text:name="__RefHeading___Toc10247_2376174330"/></text:h>
      <text:p text:style-name="P116">В ходе лабораторной работы я научился писать команды на ассемблере для БЭВМ, закрепил работу с различными видами адресации, научился правильно организовывать работу подпрограмм и работать со стеком для их грамотной работы. <text:span text:style-name="T71">Также были изучены принципы работы с внешними устройствами, на примере ВУ-3 была написана программа для асинхронного взаимодейств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20T19:32:52.609932812</dc:date>
    <meta:editing-duration>P8DT10H44M32S</meta:editing-duration>
    <meta:editing-cycles>1529</meta:editing-cycles>
    <meta:print-date>2025-04-04T14:09:34.503014400</meta:print-date>
    <meta:printed-by>Файлы PDF</meta:printed-by>
    <meta:document-statistic meta:table-count="6" meta:image-count="0" meta:object-count="0" meta:page-count="17" meta:paragraph-count="2307" meta:word-count="3266" meta:character-count="15858" meta:non-whitespace-character-count="14333"/>
  </office:meta>
</office:document-meta>
</file>